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146in"/>
    </style:style>
    <style:style style:name="co3" style:family="table-column">
      <style:table-column-properties fo:break-before="auto" style:column-width="1.2327in"/>
    </style:style>
    <style:style style:name="co4" style:family="table-column">
      <style:table-column-properties fo:break-before="auto" style:column-width="1.2646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3291in"/>
    </style:style>
    <style:style style:name="co7" style:family="table-column">
      <style:table-column-properties fo:break-before="auto" style:column-width="1.4362in"/>
    </style:style>
    <style:style style:name="co8" style:family="table-column">
      <style:table-column-properties fo:break-before="auto" style:column-width="1.4689in"/>
    </style:style>
    <style:style style:name="co9" style:family="table-column">
      <style:table-column-properties fo:break-before="auto" style:column-width="1.7689in"/>
    </style:style>
    <style:style style:name="co10" style:family="table-column">
      <style:table-column-properties fo:break-before="auto" style:column-width="1.4472in"/>
    </style:style>
    <style:style style:name="co11" style:family="table-column">
      <style:table-column-properties fo:break-before="auto" style:column-width="1.8654in"/>
    </style:style>
    <style:style style:name="co12" style:family="table-column">
      <style:table-column-properties fo:break-before="auto" style:column-width="1.0717in"/>
    </style:style>
    <style:style style:name="co13" style:family="table-column">
      <style:table-column-properties fo:break-before="auto" style:column-width="1.0291in"/>
    </style:style>
    <style:style style:name="co14" style:family="table-column">
      <style:table-column-properties fo:break-before="auto" style:column-width="1.3366in"/>
    </style:style>
    <style:style style:name="co15" style:family="table-column">
      <style:table-column-properties fo:break-before="auto" style:column-width="1.2972in"/>
    </style:style>
    <style:style style:name="co16" style:family="table-column">
      <style:table-column-properties fo:break-before="auto" style:column-width="1.361in"/>
    </style:style>
    <style:style style:name="co17" style:family="table-column">
      <style:table-column-properties fo:break-before="auto" style:column-width="1.2508in"/>
    </style:style>
    <style:style style:name="co18" style:family="table-column">
      <style:table-column-properties fo:break-before="auto" style:column-width="1.1791in"/>
    </style:style>
    <style:style style:name="co19" style:family="table-column">
      <style:table-column-properties fo:break-before="auto" style:column-width="1.222in"/>
    </style:style>
    <style:style style:name="co20" style:family="table-column">
      <style:table-column-properties fo:break-before="auto" style:column-width="1.211in"/>
    </style:style>
    <style:style style:name="co21" style:family="table-column">
      <style:table-column-properties fo:break-before="auto" style:column-width="1.779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62in" fo:break-before="auto" style:use-optimal-row-height="false"/>
    </style:style>
    <style:style style:name="ro3" style:family="table-row">
      <style:table-row-properties style:row-height="0.1772in" fo:break-before="auto" style:use-optimal-row-height="false"/>
    </style:style>
    <style:style style:name="ro4" style:family="table-row">
      <style:table-row-properties style:row-height="0.180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able-cell-properties fo:background-color="#355269"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fo:background-color="#4e102d" style:text-align-source="fix" style:repeat-content="false"/>
      <style:paragraph-properties fo:text-align="center" fo:margin-left="0in"/>
      <style:text-properties fo:color="#ffffff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729fcf" style:text-align-source="fix" style:repeat-content="false"/>
      <style:paragraph-properties fo:text-align="center" fo:margin-left="0in"/>
    </style:style>
    <style:style style:name="ce11" style:family="table-cell" style:parent-style-name="Default">
      <style:table-cell-properties fo:background-color="#5b277d" style:text-align-source="fix" style:repeat-content="false"/>
      <style:paragraph-properties fo:text-align="center" fo:margin-left="0in"/>
    </style:style>
    <style:style style:name="ce15" style:family="table-cell" style:parent-style-name="Default">
      <style:table-cell-properties fo:background-color="#ec9ba4"/>
    </style:style>
    <style:style style:name="ce13" style:family="table-cell" style:parent-style-name="Default">
      <style:table-cell-properties fo:background-color="#8e86ae" style:text-align-source="fix" style:repeat-content="false"/>
      <style:paragraph-properties fo:text-align="center" fo:margin-left="0in"/>
    </style:style>
    <style:style style:name="ce17" style:family="table-cell" style:parent-style-name="Default">
      <style:table-cell-properties fo:background-color="#fff5ce" style:text-align-source="fix" style:repeat-content="false"/>
      <style:paragraph-properties fo:text-align="center" fo:margin-left="0in"/>
    </style:style>
    <style:style style:name="ce19" style:family="table-cell" style:parent-style-name="Default">
      <style:table-cell-properties fo:background-color="#b4c7dc" style:text-align-source="fix" style:repeat-content="false"/>
      <style:paragraph-properties fo:text-align="center" fo:margin-left="0in"/>
    </style:style>
    <style:style style:name="ce21" style:family="table-cell" style:parent-style-name="Default">
      <style:table-cell-properties fo:border-bottom="0.74pt solid #000000" fo:background-color="#ec9ba4" fo:border-left="none" fo:border-right="none" fo:border-top="0.74pt solid #000000"/>
    </style:style>
    <style:style style:name="ce2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2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000000"/>
    </style:style>
    <style:style style:name="ce27" style:family="table-cell" style:parent-style-name="Default">
      <style:table-cell-properties fo:border-bottom="none" fo:background-color="#355269" style:text-align-source="fix" style:repeat-content="false" fo:border-left="1.5pt solid #ffffff" fo:border-right="1.5pt solid #ffffff" fo:border-top="none"/>
      <style:paragraph-properties fo:text-align="center" fo:margin-left="0in"/>
      <style:text-properties fo:color="#ffffff"/>
    </style:style>
    <style:style style:name="ce8" style:family="table-cell" style:parent-style-name="Default">
      <style:table-cell-properties fo:background-color="#e8f2a1" style:text-align-source="fix" style:repeat-content="false"/>
      <style:paragraph-properties fo:text-align="center" fo:margin-left="0in"/>
    </style:style>
    <style:style style:name="ce25" style:family="table-cell" style:parent-style-name="Default">
      <style:table-cell-properties fo:background-color="#bf819e" style:text-align-source="fix" style:repeat-content="false"/>
      <style:paragraph-properties fo:text-align="center" fo:margin-left="0in"/>
    </style:style>
    <style:style style:name="ce31" style:family="table-cell" style:parent-style-name="Default" style:data-style-name="N0">
      <style:table-cell-properties fo:background-color="#ffb66c" style:text-align-source="fix" style:repeat-content="false" style:vertical-align="automatic"/>
      <style:paragraph-properties fo:text-align="center"/>
    </style:style>
    <style:style style:name="ce32" style:family="table-cell" style:parent-style-name="Default" style:data-style-name="N0">
      <style:table-cell-properties fo:background-color="#ffb66c" style:text-align-source="fix" style:repeat-content="false" style:vertical-align="automatic"/>
      <style:paragraph-properties fo:text-align="center"/>
      <style:text-properties fo:color="#000000"/>
    </style:style>
    <style:style style:name="ce9" style:family="table-cell" style:parent-style-name="Default">
      <style:table-cell-properties fo:background-color="#ff8000" style:text-align-source="fix" style:repeat-content="false"/>
      <style:paragraph-properties fo:text-align="center" fo:margin-left="0in"/>
    </style:style>
    <style:style style:name="ce34" style:family="table-cell" style:parent-style-name="Default" style:data-style-name="N0">
      <style:table-cell-properties fo:background-color="#e8f2a1" style:text-align-source="fix" style:repeat-content="false" style:vertical-align="automatic"/>
      <style:paragraph-properties fo:text-align="center"/>
    </style:style>
    <style:style style:name="ce35" style:family="table-cell" style:parent-style-name="Default" style:data-style-name="N0">
      <style:table-cell-properties fo:background-color="#e8f2a1" style:text-align-source="fix" style:repeat-content="false" style:vertical-align="automatic"/>
      <style:paragraph-properties fo:text-align="center"/>
      <style:text-properties fo:color="#000000"/>
    </style:style>
    <style:style style:name="ce36" style:family="table-cell" style:parent-style-name="Default">
      <style:table-cell-properties fo:background-color="#355269" style:text-align-source="fix" style:repeat-content="false" fo:border="none"/>
      <style:paragraph-properties fo:text-align="center" fo:margin-left="0in"/>
      <style:text-properties fo:color="#ffffff"/>
    </style:style>
    <style:style style:name="ce37" style:family="table-cell" style:parent-style-name="Default">
      <style:table-cell-properties fo:border-bottom="none" fo:background-color="#355269" style:text-align-source="fix" style:repeat-content="false" fo:border-left="1.5pt solid #ffffff" fo:border-right="1.5pt solid #ffffff" fo:border-top="none"/>
      <style:paragraph-properties fo:text-align="center" fo:margin-left="0in"/>
    </style:style>
    <style:style style:name="ce24" style:family="table-cell" style:parent-style-name="Default" style:data-style-name="N4">
      <style:table-cell-properties style:text-align-source="fix" style:repeat-content="false"/>
      <style:paragraph-properties fo:text-align="center" fo:margin-left="0in"/>
    </style:style>
    <style:style style:name="ce39" style:family="table-cell" style:parent-style-name="Default" style:data-style-name="N4">
      <style:table-cell-properties style:text-align-source="fix" style:repeat-content="false" style:vertical-align="automatic"/>
      <style:paragraph-properties fo:text-align="center"/>
    </style:style>
    <style:style style:name="ce29" style:family="table-cell" style:parent-style-name="Default">
      <style:table-cell-properties fo:background-color="#5b277d" style:text-align-source="fix" style:repeat-content="false"/>
      <style:paragraph-properties fo:text-align="center" fo:margin-left="0in"/>
      <style:text-properties fo:color="#ffffff"/>
    </style:style>
    <style:style style:name="ce41" style:family="table-cell" style:parent-style-name="Default" style:data-style-name="N0"/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3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4" table:default-cell-style-name="ce4"/>
        <table:table-column table:style-name="co15" table:default-cell-style-name="ce4"/>
        <table:table-column table:style-name="co16" table:default-cell-style-name="ce4"/>
        <table:table-column table:style-name="co1" table:default-cell-style-name="ce4"/>
        <table:table-column table:style-name="co15" table:default-cell-style-name="ce4"/>
        <table:table-column table:style-name="co1" table:number-columns-repeated="2" table:default-cell-style-name="ce4"/>
        <table:table-column table:style-name="co17" table:default-cell-style-name="ce4"/>
        <table:table-column table:style-name="co18" table:number-columns-repeated="3" table:default-cell-style-name="ce4"/>
        <table:table-column table:style-name="co1" table:default-cell-style-name="ce4"/>
        <table:table-column table:style-name="co19" table:default-cell-style-name="ce4"/>
        <table:table-column table:style-name="co1" table:default-cell-style-name="ce4"/>
        <table:table-column table:style-name="co20" table:default-cell-style-name="ce4"/>
        <table:table-column table:style-name="co21" table:default-cell-style-name="ce4"/>
        <table:table-column table:style-name="co1" table:number-columns-repeated="122" table:default-cell-style-name="ce4"/>
        <table:table-column table:style-name="co1" table:visibility="collapse" table:default-cell-style-name="ce4"/>
        <table:table-column table:style-name="co1" table:number-columns-repeated="866" table:default-cell-style-name="ce4"/>
        <table:table-column table:style-name="co1" table:number-columns-repeated="4" table:default-cell-style-name="Default"/>
        <table:table-row table:style-name="ro1">
          <table:table-cell table:style-name="ce1"/>
          <table:table-cell table:style-name="ce27" office:value-type="string" calcext:value-type="string" table:number-columns-spanned="5" table:number-rows-spanned="1">
            <text:p>Producer Config</text:p>
          </table:table-cell>
          <table:covered-table-cell table:number-columns-repeated="4" table:style-name="ce1"/>
          <table:table-cell table:style-name="ce27" office:value-type="string" calcext:value-type="string" table:number-columns-spanned="3" table:number-rows-spanned="1">
            <text:p>Consumer Config</text:p>
          </table:table-cell>
          <table:covered-table-cell table:number-columns-repeated="2" table:style-name="ce1"/>
          <table:table-cell table:style-name="ce27" office:value-type="string" calcext:value-type="string" table:number-columns-spanned="2" table:number-rows-spanned="1">
            <text:p>Scale Up</text:p>
          </table:table-cell>
          <table:covered-table-cell table:style-name="ce1"/>
          <table:table-cell table:style-name="ce27" office:value-type="string" calcext:value-type="string" table:number-columns-spanned="2" table:number-rows-spanned="1">
            <text:p>Scale Down</text:p>
          </table:table-cell>
          <table:covered-table-cell table:style-name="ce1"/>
          <table:table-cell table:style-name="ce27" office:value-type="string" calcext:value-type="string" table:number-columns-spanned="2" table:number-rows-spanned="1">
            <text:p>C. Pod Resources</text:p>
          </table:table-cell>
          <table:covered-table-cell table:style-name="ce1"/>
          <table:table-cell table:style-name="ce36"/>
          <table:table-cell table:style-name="ce36" office:value-type="string" calcext:value-type="string" table:number-columns-spanned="2" table:number-rows-spanned="1">
            <text:p>KEDA</text:p>
          </table:table-cell>
          <table:covered-table-cell table:style-name="ce36"/>
          <table:table-cell table:style-name="ce37"/>
          <table:table-cell table:style-name="ce27" office:value-type="string" calcext:value-type="string" table:number-columns-spanned="3" table:number-rows-spanned="1">
            <text:p>Metrics</text:p>
          </table:table-cell>
          <table:covered-table-cell table:number-columns-repeated="2" table:style-name="ce1"/>
          <table:table-cell table:style-name="ce1" table:number-columns-repeated="9"/>
          <table:table-cell table:style-name="Default" table:number-columns-repeated="122"/>
          <table:table-cell table:style-name="ce1" table:number-columns-repeated="867"/>
          <table:table-cell table:number-columns-repeated="4"/>
        </table:table-row>
        <table:table-row table:style-name="ro1">
          <table:table-cell table:style-name="ce3" office:value-type="string" calcext:value-type="string">
            <text:p>RunID</text:p>
          </table:table-cell>
          <table:table-cell table:style-name="ce3" office:value-type="string" calcext:value-type="string">
            <text:p>Strategy</text:p>
          </table:table-cell>
          <table:table-cell table:style-name="ce3" office:value-type="string" calcext:value-type="string">
            <text:p>PatternWindow</text:p>
          </table:table-cell>
          <table:table-cell table:style-name="ce3" office:value-type="string" calcext:value-type="string">
            <text:p>Seed (Random)</text:p>
          </table:table-cell>
          <table:table-cell table:style-name="ce3" office:value-type="string" calcext:value-type="string">
            <text:p>#Messages</text:p>
          </table:table-cell>
          <table:table-cell table:style-name="ce3" office:value-type="string" calcext:value-type="string">
            <text:p>Sleep Time</text:p>
          </table:table-cell>
          <table:table-cell table:style-name="ce3" office:value-type="string" calcext:value-type="string">
            <text:p>C. min Replicas</text:p>
          </table:table-cell>
          <table:table-cell table:style-name="ce3" office:value-type="string" calcext:value-type="string">
            <text:p>C. max Replicas</text:p>
          </table:table-cell>
          <table:table-cell table:style-name="ce3" office:value-type="string" calcext:value-type="string">
            <text:p>Target CPU Utilization</text:p>
          </table:table-cell>
          <table:table-cell table:style-name="ce3" office:value-type="string" calcext:value-type="string">
            <text:p>ScaleUp Window</text:p>
          </table:table-cell>
          <table:table-cell table:style-name="ce3" office:value-type="string" calcext:value-type="string">
            <text:p>Policy</text:p>
          </table:table-cell>
          <table:table-cell table:style-name="ce3" office:value-type="string" calcext:value-type="string">
            <text:p>ScaleDown Window</text:p>
          </table:table-cell>
          <table:table-cell table:style-name="ce3" office:value-type="string" calcext:value-type="string">
            <text:p>Policy</text:p>
          </table:table-cell>
          <table:table-cell table:style-name="ce3" office:value-type="string" calcext:value-type="string">
            <text:p>CPU Limit</text:p>
          </table:table-cell>
          <table:table-cell table:style-name="ce3" office:value-type="string" calcext:value-type="string">
            <text:p>Memory Limit</text:p>
          </table:table-cell>
          <table:table-cell table:style-name="ce3" office:value-type="string" calcext:value-type="string">
            <text:p>PollingIntervall</text:p>
          </table:table-cell>
          <table:table-cell table:style-name="ce3" office:value-type="string" calcext:value-type="string">
            <text:p>Cooldown Period</text:p>
          </table:table-cell>
          <table:table-cell table:style-name="ce3" office:value-type="string" calcext:value-type="string">
            <text:p>Lag Threshold</text:p>
          </table:table-cell>
          <table:table-cell table:style-name="ce3" office:value-type="string" calcext:value-type="string">
            <text:p>C. Strategy</text:p>
          </table:table-cell>
          <table:table-cell table:style-name="ce3" office:value-type="string" calcext:value-type="string">
            <text:p>Avg. Cons. Replica</text:p>
          </table:table-cell>
          <table:table-cell table:style-name="ce3" office:value-type="string" calcext:value-type="string">
            <text:p>Avg. Lag</text:p>
          </table:table-cell>
          <table:table-cell table:style-name="ce3" office:value-type="string" calcext:value-type="string">
            <text:p>Max. Lag</text:p>
          </table:table-cell>
          <table:table-cell table:style-name="ce3" office:value-type="string" calcext:value-type="string">
            <text:p>TO Avg2. / <text:s/>#C.</text:p>
          </table:table-cell>
          <table:table-cell table:style-name="ce3" office:value-type="string" calcext:value-type="string">
            <text:p>TO Max2 / <text:s/>#C.</text:p>
          </table:table-cell>
          <table:table-cell table:style-name="ce3" office:value-type="string" calcext:value-type="string">
            <text:p>TO SqAvg / # C </text:p>
          </table:table-cell>
          <table:table-cell table:style-name="ce3" office:value-type="string" calcext:value-type="string">
            <text:p>TO SqMax / # C </text:p>
          </table:table-cell>
          <table:table-cell table:style-name="ce3" office:value-type="string" calcext:value-type="string">
            <text:p>#Partitions</text:p>
          </table:table-cell>
          <table:table-cell table:style-name="ce3" office:value-type="string" calcext:value-type="string">
            <text:p>Replication Factor</text:p>
          </table:table-cell>
          <table:table-cell table:style-name="ce3" office:value-type="string" calcext:value-type="string">
            <text:p>Broker Size</text:p>
          </table:table-cell>
          <table:table-cell table:style-name="ce3" office:value-type="string" calcext:value-type="string">
            <text:p>App StartUp Time</text:p>
          </table:table-cell>
          <table:table-cell table:style-name="ce3" office:value-type="string" calcext:value-type="string">
            <text:p>Batch Size Kafka Producer</text:p>
          </table:table-cell>
          <table:table-cell table:style-name="Default" table:number-columns-repeated="122"/>
          <table:table-cell table:style-name="ce3" table:number-columns-repeated="867"/>
          <table:table-cell table:number-columns-repeated="4"/>
        </table:table-row>
        <table:table-row table:style-name="ro1">
          <table:table-cell office:value-type="float" office:value="0.3" calcext:value-type="float">
            <text:p>0.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00% - 15s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00% - 15s </text:p>
          </table:table-cell>
          <table:table-cell office:value-type="string" calcext:value-type="string">
            <text:p>250m</text:p>
          </table:table-cell>
          <table:table-cell office:value-type="string" calcext:value-type="string">
            <text:p>256Mi</text:p>
          </table:table-cell>
          <table:table-cell table:number-columns-repeated="3"/>
          <table:table-cell office:value-type="string" calcext:value-type="string">
            <text:p>CPU</text:p>
          </table:table-cell>
          <table:table-cell table:number-columns-repeated="1005"/>
        </table:table-row>
        <table:table-row table:style-name="ro2">
          <table:table-cell office:value-type="float" office:value="0.4" calcext:value-type="float">
            <text:p>0.4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00% - 15s, 4 Pods - 15s</text:p>
          </table:table-cell>
          <table:table-cell table:style-name="ce8" office:value-type="float" office:value="30" calcext:value-type="float">
            <text:p>30</text:p>
          </table:table-cell>
          <table:table-cell office:value-type="string" calcext:value-type="string">
            <text:p>100% - 120s, 2 Pods - 15s</text:p>
          </table:table-cell>
          <table:table-cell office:value-type="string" calcext:value-type="string">
            <text:p>250m</text:p>
          </table:table-cell>
          <table:table-cell office:value-type="string" calcext:value-type="string">
            <text:p>256Mi</text:p>
          </table:table-cell>
          <table:table-cell table:number-columns-repeated="3"/>
          <table:table-cell office:value-type="string" calcext:value-type="string">
            <text:p>CPU</text:p>
          </table:table-cell>
          <table:table-cell table:number-columns-repeated="1005"/>
        </table:table-row>
        <table:table-row table:style-name="ro2">
          <table:table-cell office:value-type="float" office:value="0.5" calcext:value-type="float">
            <text:p>0.5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80" calcext:value-type="float">
            <text:p>80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string" calcext:value-type="string">
            <text:p>100% - 60s, 4 Pods – 15s</text:p>
          </table:table-cell>
          <table:table-cell table:style-name="ce8" office:value-type="float" office:value="90" calcext:value-type="float">
            <text:p>90</text:p>
          </table:table-cell>
          <table:table-cell table:style-name="ce8" office:value-type="string" calcext:value-type="string">
            <text:p><text:span text:style-name="T1">100% - 120s, 2 Pods - 30s</text:span> </text:p>
          </table:table-cell>
          <table:table-cell office:value-type="string" calcext:value-type="string">
            <text:p>250m</text:p>
          </table:table-cell>
          <table:table-cell office:value-type="string" calcext:value-type="string">
            <text:p>256Mi</text:p>
          </table:table-cell>
          <table:table-cell table:number-columns-repeated="3"/>
          <table:table-cell office:value-type="string" calcext:value-type="string">
            <text:p>CPU</text:p>
          </table:table-cell>
          <table:table-cell table:number-columns-repeated="1005"/>
        </table:table-row>
        <table:table-row table:style-name="ro1">
          <table:table-cell office:value-type="float" office:value="0.6" calcext:value-type="float">
            <text:p>0.6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style-name="ce8" office:value-type="float" office:value="90" calcext:value-type="float">
            <text:p>90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string" calcext:value-type="string">
            <text:p>100% - 30s, 4 Pods – 30s</text:p>
          </table:table-cell>
          <table:table-cell table:style-name="ce8" office:value-type="float" office:value="45" calcext:value-type="float">
            <text:p>45</text:p>
          </table:table-cell>
          <table:table-cell table:style-name="ce8" office:value-type="string" calcext:value-type="string">
            <text:p>100% - 120s, 2 Pods – 45s </text:p>
          </table:table-cell>
          <table:table-cell office:value-type="string" calcext:value-type="string">
            <text:p>250m</text:p>
          </table:table-cell>
          <table:table-cell office:value-type="string" calcext:value-type="string">
            <text:p>256Mi</text:p>
          </table:table-cell>
          <table:table-cell table:number-columns-repeated="3"/>
          <table:table-cell office:value-type="string" calcext:value-type="string">
            <text:p>CPU</text:p>
          </table:table-cell>
          <table:table-cell table:number-columns-repeated="1005"/>
        </table:table-row>
        <table:table-row table:style-name="ro1">
          <table:table-cell office:value-type="float" office:value="0.7" calcext:value-type="float">
            <text:p>0.7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style-name="ce8" office:value-type="float" office:value="85" calcext:value-type="float">
            <text:p>85</text:p>
          </table:table-cell>
          <table:table-cell table:style-name="ce8" office:value-type="float" office:value="15" calcext:value-type="float">
            <text:p>15</text:p>
          </table:table-cell>
          <table:table-cell office:value-type="string" calcext:value-type="string">
            <text:p>100% - 30s, 4 Pods – 30s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00% - 120s, 2 Pods – 45s </text:p>
          </table:table-cell>
          <table:table-cell office:value-type="string" calcext:value-type="string">
            <text:p>250m</text:p>
          </table:table-cell>
          <table:table-cell office:value-type="string" calcext:value-type="string">
            <text:p>256Mi</text:p>
          </table:table-cell>
          <table:table-cell table:number-columns-repeated="3"/>
          <table:table-cell office:value-type="string" calcext:value-type="string">
            <text:p>CPU</text:p>
          </table:table-cell>
          <table:table-cell table:number-columns-repeated="1005"/>
        </table:table-row>
        <table:table-row table:style-name="ro1">
          <table:table-cell office:value-type="float" office:value="0.8" calcext:value-type="float">
            <text:p>0.8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85" calcext:value-type="float">
            <text:p>85</text:p>
          </table:table-cell>
          <table:table-cell table:style-name="ce8" office:value-type="float" office:value="60" calcext:value-type="float">
            <text:p>60</text:p>
          </table:table-cell>
          <table:table-cell office:value-type="string" calcext:value-type="string">
            <text:p>100% - 30s, 4 Pods – 30s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00% - 120s, 2 Pods – 45s </text:p>
          </table:table-cell>
          <table:table-cell office:value-type="string" calcext:value-type="string">
            <text:p>250m</text:p>
          </table:table-cell>
          <table:table-cell office:value-type="string" calcext:value-type="string">
            <text:p>256Mi</text:p>
          </table:table-cell>
          <table:table-cell table:number-columns-repeated="3"/>
          <table:table-cell office:value-type="string" calcext:value-type="string">
            <text:p>CPU</text:p>
          </table:table-cell>
          <table:table-cell table:number-columns-repeated="1005"/>
        </table:table-row>
        <table:table-row table:style-name="ro1">
          <table:table-cell office:value-type="float" office:value="0.9" calcext:value-type="float">
            <text:p>0.9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style-name="ce8"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00% - 30s, 4 Pods – 30s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00% - 120s, 2 Pods – 45s </text:p>
          </table:table-cell>
          <table:table-cell office:value-type="string" calcext:value-type="string">
            <text:p>250m</text:p>
          </table:table-cell>
          <table:table-cell office:value-type="string" calcext:value-type="string">
            <text:p>256Mi</text:p>
          </table:table-cell>
          <table:table-cell table:number-columns-repeated="3"/>
          <table:table-cell office:value-type="string" calcext:value-type="string">
            <text:p>CPU</text:p>
          </table:table-cell>
          <table:table-cell table:number-columns-repeated="1005"/>
        </table:table-row>
        <table:table-row table:style-name="ro1">
          <table:table-cell table:style-name="ce6" office:value-type="float" office:value="0.1" calcext:value-type="float">
            <text:p>0.1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style-name="ce8" office:value-type="float" office:value="60" calcext:value-type="float">
            <text:p>6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00% - 30s, 4 Pods – 30s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string" calcext:value-type="string">
            <text:p>100% - 120s, 2 Pods - 30s </text:p>
          </table:table-cell>
          <table:table-cell office:value-type="string" calcext:value-type="string">
            <text:p>250m</text:p>
          </table:table-cell>
          <table:table-cell office:value-type="string" calcext:value-type="string">
            <text:p>256Mi</text:p>
          </table:table-cell>
          <table:table-cell table:number-columns-repeated="3"/>
          <table:table-cell office:value-type="string" calcext:value-type="string">
            <text:p>CPU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atic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-</text:p>
          </table:table-cell>
          <table:table-cell office:value-type="float" office:value="1500" calcext:value-type="float">
            <text:p>15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style-name="ce8" office:value-type="float" office:value="75" calcext:value-type="float">
            <text:p>75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string" calcext:value-type="string">
            <text:p>100% - 60s, 4 Pods – 15s</text:p>
          </table:table-cell>
          <table:table-cell table:style-name="ce8" office:value-type="float" office:value="120" calcext:value-type="float">
            <text:p>120</text:p>
          </table:table-cell>
          <table:table-cell office:value-type="string" calcext:value-type="string">
            <text:p>100% - 120s, 4 Pods – 30s</text:p>
          </table:table-cell>
          <table:table-cell office:value-type="string" calcext:value-type="string">
            <text:p>250m</text:p>
          </table:table-cell>
          <table:table-cell office:value-type="string" calcext:value-type="string">
            <text:p>256Mi</text:p>
          </table:table-cell>
          <table:table-cell table:number-columns-repeated="3"/>
          <table:table-cell office:value-type="string" calcext:value-type="string">
            <text:p>CPU</text:p>
          </table:table-cell>
          <table:table-cell table:number-columns-repeated="100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tatic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-</text:p>
          </table:table-cell>
          <table:table-cell office:value-type="float" office:value="1500" calcext:value-type="float">
            <text:p>15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2" table:style-name="ce8" office:value-type="float" office:value="60" calcext:value-type="float">
            <text:p>60</text:p>
          </table:table-cell>
          <table:table-cell table:style-name="ce8" office:value-type="string" calcext:value-type="string">
            <text:p>100% - 30s, 4 Pods – 30s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string" calcext:value-type="string">
            <text:p>100% - 120s, 2 Pods – 30s</text:p>
          </table:table-cell>
          <table:table-cell office:value-type="string" calcext:value-type="string">
            <text:p>250m</text:p>
          </table:table-cell>
          <table:table-cell office:value-type="string" calcext:value-type="string">
            <text:p>256Mi</text:p>
          </table:table-cell>
          <table:table-cell table:number-columns-repeated="3"/>
          <table:table-cell office:value-type="string" calcext:value-type="string">
            <text:p>CPU</text:p>
          </table:table-cell>
          <table:table-cell table:number-columns-repeated="100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tatic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-</text:p>
          </table:table-cell>
          <table:table-cell office:value-type="float" office:value="1500" calcext:value-type="float">
            <text:p>15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string" calcext:value-type="string">
            <text:p>100% - 30s, 4 Pods – 30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00% - 120s, 2 Pods – 30s</text:p>
          </table:table-cell>
          <table:table-cell office:value-type="string" calcext:value-type="string">
            <text:p>250m</text:p>
          </table:table-cell>
          <table:table-cell office:value-type="string" calcext:value-type="string">
            <text:p>256Mi</text:p>
          </table:table-cell>
          <table:table-cell table:number-columns-repeated="3"/>
          <table:table-cell office:value-type="string" calcext:value-type="string">
            <text:p>CPU</text:p>
          </table:table-cell>
          <table:table-cell table:number-columns-repeated="100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tatic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-</text:p>
          </table:table-cell>
          <table:table-cell office:value-type="float" office:value="1500" calcext:value-type="float">
            <text:p>15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string" calcext:value-type="string">
            <text:p>100% - 30s, 4 Pods – 30s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string" calcext:value-type="string">
            <text:p>90% - 90s, 2 Pods – 30s</text:p>
          </table:table-cell>
          <table:table-cell office:value-type="string" calcext:value-type="string">
            <text:p>250m</text:p>
          </table:table-cell>
          <table:table-cell office:value-type="string" calcext:value-type="string">
            <text:p>256Mi</text:p>
          </table:table-cell>
          <table:table-cell table:number-columns-repeated="3"/>
          <table:table-cell office:value-type="string" calcext:value-type="string">
            <text:p>CPU</text:p>
          </table:table-cell>
          <table:table-cell table:number-columns-repeated="100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tatic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-</text:p>
          </table:table-cell>
          <table:table-cell office:value-type="float" office:value="1500" calcext:value-type="float">
            <text:p>15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style-name="ce8"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table:style-name="ce8" office:value-type="string" calcext:value-type="string">
            <text:p>3 Pods – 45s</text:p>
          </table:table-cell>
          <table:table-cell table:style-name="ce8" office:value-type="float" office:value="300" calcext:value-type="float">
            <text:p>300</text:p>
          </table:table-cell>
          <table:table-cell table:style-name="ce8" office:value-type="string" calcext:value-type="string">
            <text:p>100% - 80s, 4 Pods – 60s</text:p>
          </table:table-cell>
          <table:table-cell office:value-type="string" calcext:value-type="string">
            <text:p>250m</text:p>
          </table:table-cell>
          <table:table-cell table:style-name="ce8" office:value-type="string" calcext:value-type="string">
            <text:p>512Mi</text:p>
          </table:table-cell>
          <table:table-cell table:number-columns-repeated="3"/>
          <table:table-cell office:value-type="string" calcext:value-type="string">
            <text:p>CPU</text:p>
          </table:table-cell>
          <table:table-cell table:number-columns-repeated="100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tatic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-</text:p>
          </table:table-cell>
          <table:table-cell office:value-type="float" office:value="1500" calcext:value-type="float">
            <text:p>15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style-name="ce8"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3 Pods – 45s</text:p>
          </table:table-cell>
          <table:table-cell table:style-name="ce8" office:value-type="float" office:value="30" calcext:value-type="float">
            <text:p>30</text:p>
          </table:table-cell>
          <table:table-cell office:value-type="string" calcext:value-type="string">
            <text:p>100% - 80s, 4 Pods – 60s</text:p>
          </table:table-cell>
          <table:table-cell table:style-name="ce8" office:value-type="string" calcext:value-type="string">
            <text:p>500m</text:p>
          </table:table-cell>
          <table:table-cell office:value-type="string" calcext:value-type="string">
            <text:p>512Mi</text:p>
          </table:table-cell>
          <table:table-cell table:number-columns-repeated="3"/>
          <table:table-cell office:value-type="string" calcext:value-type="string">
            <text:p>CPU</text:p>
          </table:table-cell>
          <table:table-cell table:number-columns-repeated="100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tatic</text:p>
          </table:table-cell>
          <table:table-cell table:style-name="ce8"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table:style-name="ce8" office:value-type="float" office:value="2500" calcext:value-type="float">
            <text:p>2500</text:p>
          </table:table-cell>
          <table:table-cell table:style-name="ce8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3 Pods – 45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00% - 80s, 4 Pods – 60s</text:p>
          </table:table-cell>
          <table:table-cell office:value-type="string" calcext:value-type="string">
            <text:p>500m</text:p>
          </table:table-cell>
          <table:table-cell office:value-type="string" calcext:value-type="string">
            <text:p>512Mi</text:p>
          </table:table-cell>
          <table:table-cell table:number-columns-repeated="3"/>
          <table:table-cell office:value-type="string" calcext:value-type="string">
            <text:p>CPU</text:p>
          </table:table-cell>
          <table:table-cell table:number-columns-repeated="100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tatic</text:p>
          </table:table-cell>
          <table:table-cell table:style-name="ce8" office:value-type="float" office:value="80" calcext:value-type="float">
            <text:p>80</text:p>
          </table:table-cell>
          <table:table-cell office:value-type="string" calcext:value-type="string">
            <text:p>-</text:p>
          </table:table-cell>
          <table:table-cell table:style-name="ce8" office:value-type="float" office:value="6000" calcext:value-type="float">
            <text:p>6000</text:p>
          </table:table-cell>
          <table:table-cell table:style-name="ce8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3 Pods – 45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00% - 80s, 4 Pods – 60s</text:p>
          </table:table-cell>
          <table:table-cell office:value-type="string" calcext:value-type="string">
            <text:p>500m</text:p>
          </table:table-cell>
          <table:table-cell office:value-type="string" calcext:value-type="string">
            <text:p>512Mi</text:p>
          </table:table-cell>
          <table:table-cell table:number-columns-repeated="3"/>
          <table:table-cell office:value-type="string" calcext:value-type="string">
            <text:p>CPU</text:p>
          </table:table-cell>
          <table:table-cell table:number-columns-repeated="100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tatic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-</text:p>
          </table:table-cell>
          <table:table-cell table:style-name="ce8" office:value-type="float" office:value="4000" calcext:value-type="float">
            <text:p>400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3 Pods – 45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00% - 80s, 4 Pods – 60s</text:p>
          </table:table-cell>
          <table:table-cell table:style-name="ce8"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table:number-columns-repeated="3"/>
          <table:table-cell office:value-type="string" calcext:value-type="string">
            <text:p>CPU</text:p>
          </table:table-cell>
          <table:table-cell table:number-columns-repeated="100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tatic</text:p>
          </table:table-cell>
          <table:table-cell table:style-name="ce8" office:value-type="float" office:value="30" calcext:value-type="float">
            <text:p>30</text:p>
          </table:table-cell>
          <table:table-cell office:value-type="string" calcext:value-type="string">
            <text:p>-</text:p>
          </table:table-cell>
          <table:table-cell table:style-name="ce8" office:value-type="float" office:value="1500" calcext:value-type="float">
            <text:p>1500</text:p>
          </table:table-cell>
          <table:table-cell table:style-name="ce8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3 Pods – 45s</text:p>
          </table:table-cell>
          <table:table-cell office:value-type="float" office:value="30" calcext:value-type="float">
            <text:p>30</text:p>
          </table:table-cell>
          <table:table-cell table:style-name="ce8" office:value-type="string" calcext:value-type="string">
            <text:p>100% - 80s, 2 Pods – 60s</text:p>
          </table:table-cell>
          <table:table-cell table:style-name="ce8" office:value-type="string" calcext:value-type="string">
            <text:p>500m</text:p>
          </table:table-cell>
          <table:table-cell office:value-type="string" calcext:value-type="string">
            <text:p>512Mi</text:p>
          </table:table-cell>
          <table:table-cell table:number-columns-repeated="3"/>
          <table:table-cell office:value-type="string" calcext:value-type="string">
            <text:p>CPU</text:p>
          </table:table-cell>
          <table:table-cell table:number-columns-repeated="100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tatic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-</text:p>
          </table:table-cell>
          <table:table-cell table:style-name="ce9" office:value-type="float" office:value="4000" calcext:value-type="float">
            <text:p>4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3 Pods – 45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00% - 80s, 2 Pods – 60s</text:p>
          </table:table-cell>
          <table:table-cell office:value-type="string" calcext:value-type="string">
            <text:p>500m</text:p>
          </table:table-cell>
          <table:table-cell office:value-type="string" calcext:value-type="string">
            <text:p>512Mi</text:p>
          </table:table-cell>
          <table:table-cell table:number-columns-repeated="3"/>
          <table:table-cell office:value-type="string" calcext:value-type="string">
            <text:p>CPU</text:p>
          </table:table-cell>
          <table:table-cell table:number-columns-repeated="1005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8" office:value-type="string" calcext:value-type="string">
            <text:p>Pattern</text:p>
          </table:table-cell>
          <table:table-cell table:style-name="ce8"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table:style-name="ce8"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3 Pods – 45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00% - 80s, 2 Pods – 60s</text:p>
          </table:table-cell>
          <table:table-cell office:value-type="string" calcext:value-type="string">
            <text:p>500m</text:p>
          </table:table-cell>
          <table:table-cell office:value-type="string" calcext:value-type="string">
            <text:p>512Mi</text:p>
          </table:table-cell>
          <table:table-cell table:number-columns-repeated="3"/>
          <table:table-cell office:value-type="string" calcext:value-type="string">
            <text:p>CPU</text:p>
          </table:table-cell>
          <table:table-cell table:number-columns-repeated="100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Pattern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table:style-name="ce8" office:value-type="float" office:value="1000" calcext:value-type="float">
            <text:p>1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3 Pods – 45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00% - 80s, 2 Pods – 60s</text:p>
          </table:table-cell>
          <table:table-cell table:style-name="ce8"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table:number-columns-repeated="3"/>
          <table:table-cell office:value-type="string" calcext:value-type="string">
            <text:p>CPU</text:p>
          </table:table-cell>
          <table:table-cell table:number-columns-repeated="100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Pattern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1000" calcext:value-type="float">
            <text:p>1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style-name="ce8" office:value-type="float" office:value="80" calcext:value-type="float">
            <text:p>80</text:p>
          </table:table-cell>
          <table:table-cell table:style-name="ce8" office:value-type="float" office:value="45" calcext:value-type="float">
            <text:p>45</text:p>
          </table:table-cell>
          <table:table-cell table:style-name="ce8" office:value-type="string" calcext:value-type="string">
            <text:p>4 Pods – 45s</text:p>
          </table:table-cell>
          <table:table-cell office:value-type="float" office:value="30" calcext:value-type="float">
            <text:p>30</text:p>
          </table:table-cell>
          <table:table-cell table:style-name="ce8" office:value-type="string" calcext:value-type="string">
            <text:p>100% - 80s, 3 Pods – 45s</text:p>
          </table:table-cell>
          <table:table-cell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table:number-columns-repeated="3"/>
          <table:table-cell office:value-type="string" calcext:value-type="string">
            <text:p>CPU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Pattern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1000" calcext:value-type="float">
            <text:p>1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style-name="ce8" office:value-type="float" office:value="85" calcext:value-type="float">
            <text:p>85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string" calcext:value-type="string">
            <text:p>4 Pods – 15s</text:p>
          </table:table-cell>
          <table:table-cell office:value-type="float" office:value="30" calcext:value-type="float">
            <text:p>30</text:p>
          </table:table-cell>
          <table:table-cell table:style-name="ce8" office:value-type="string" calcext:value-type="string">
            <text:p>100% - 70s, 4 Pods – 30s</text:p>
          </table:table-cell>
          <table:table-cell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table:number-columns-repeated="3"/>
          <table:table-cell office:value-type="string" calcext:value-type="string">
            <text:p>CPU</text:p>
          </table:table-cell>
          <table:table-cell table:number-columns-repeated="1005"/>
        </table:table-row>
        <table:table-row table:style-name="ro1">
          <table:table-cell table:style-name="ce10" office:value-type="float" office:value="16" calcext:value-type="float">
            <text:p>16</text:p>
          </table:table-cell>
          <table:table-cell table:style-name="ce8" office:value-type="string" calcext:value-type="string">
            <text:p>Random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1500" calcext:value-type="float">
            <text:p>15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85" calcext:value-type="float">
            <text:p>8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4 Pods – 15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00% - 70s, 4 Pods – 30s</text:p>
          </table:table-cell>
          <table:table-cell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table:number-columns-repeated="3"/>
          <table:table-cell office:value-type="string" calcext:value-type="string">
            <text:p>CPU</text:p>
          </table:table-cell>
          <table:table-cell table:number-columns-repeated="100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-</text:p>
          </table:table-cell>
          <table:table-cell office:value-type="float" office:value="30" calcext:value-type="float">
            <text:p>30</text:p>
          </table:table-cell>
          <table:table-cell office:value-type="float" office:value="1500" calcext:value-type="float">
            <text:p>15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style-name="ce8" office:value-type="float" office:value="90" calcext:value-type="float">
            <text:p>9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4 Pods – 15s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string" calcext:value-type="string">
            <text:p>100% - 60s, 4 Pods – 15s</text:p>
          </table:table-cell>
          <table:table-cell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table:number-columns-repeated="3"/>
          <table:table-cell office:value-type="string" calcext:value-type="string">
            <text:p>CPU</text:p>
          </table:table-cell>
          <table:table-cell table:number-columns-repeated="1005"/>
        </table:table-row>
        <table:table-row table:style-name="ro1">
          <table:table-cell table:style-name="ce11" office:value-type="float" office:value="18" calcext:value-type="float">
            <text:p>18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-</text:p>
          </table:table-cell>
          <table:table-cell office:value-type="float" office:value="30" calcext:value-type="float">
            <text:p>30</text:p>
          </table:table-cell>
          <table:table-cell office:value-type="float" office:value="1500" calcext:value-type="float">
            <text:p>15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90" calcext:value-type="float">
            <text:p>90</text:p>
          </table:table-cell>
          <table:table-cell table:style-name="ce8" office:value-type="float" office:value="75" calcext:value-type="float">
            <text:p>75</text:p>
          </table:table-cell>
          <table:table-cell table:style-name="ce8" office:value-type="string" calcext:value-type="string">
            <text:p>3 Pods – 45s</text:p>
          </table:table-cell>
          <table:table-cell table:style-name="ce8" office:value-type="float" office:value="45" calcext:value-type="float">
            <text:p>45</text:p>
          </table:table-cell>
          <table:table-cell table:style-name="ce8" office:value-type="string" calcext:value-type="string">
            <text:p>100% - 80s, 4 Pods – 60s</text:p>
          </table:table-cell>
          <table:table-cell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table:number-columns-repeated="3"/>
          <table:table-cell office:value-type="string" calcext:value-type="string">
            <text:p>CPU</text:p>
          </table:table-cell>
          <table:table-cell table:number-columns-repeated="1005"/>
        </table:table-row>
        <table:table-row table:style-name="ro1">
          <table:table-cell table:style-name="ce11" office:value-type="float" office:value="19" calcext:value-type="float">
            <text:p>19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-</text:p>
          </table:table-cell>
          <table:table-cell office:value-type="float" office:value="30" calcext:value-type="float">
            <text:p>30</text:p>
          </table:table-cell>
          <table:table-cell office:value-type="float" office:value="1500" calcext:value-type="float">
            <text:p>15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style-name="ce8"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3 Pods – 45s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00% - 80s, 4 Pods – 60s</text:p>
          </table:table-cell>
          <table:table-cell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table:number-columns-repeated="3"/>
          <table:table-cell office:value-type="string" calcext:value-type="string">
            <text:p>CPU</text:p>
          </table:table-cell>
          <table:table-cell table:number-columns-repeated="1005"/>
        </table:table-row>
        <table:table-row table:style-name="ro1">
          <table:table-cell table:style-name="ce10" office:value-type="float" office:value="20" calcext:value-type="float">
            <text:p>20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-</text:p>
          </table:table-cell>
          <table:table-cell office:value-type="float" office:value="30" calcext:value-type="float">
            <text:p>30</text:p>
          </table:table-cell>
          <table:table-cell office:value-type="float" office:value="1500" calcext:value-type="float">
            <text:p>15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60" calcext:value-type="float">
            <text:p>60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string" calcext:value-type="string">
            <text:p>4 Pods – 15s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string" calcext:value-type="string">
            <text:p>100% - 70s, 4 Pods – 30s</text:p>
          </table:table-cell>
          <table:table-cell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table:number-columns-repeated="3"/>
          <table:table-cell office:value-type="string" calcext:value-type="string">
            <text:p>CPU</text:p>
          </table:table-cell>
          <table:table-cell table:number-columns-repeated="1005"/>
        </table:table-row>
        <table:table-row table:style-name="ro1">
          <table:table-cell table:style-name="ce15" office:value-type="string" calcext:value-type="string" table:number-columns-spanned="3" table:number-rows-spanned="1">
            <text:p>New VM Type: <text:s/>e2-standard-4 → 4 Cores</text:p>
          </table:table-cell>
          <table:covered-table-cell table:style-name="ce15" office:value-type="string" calcext:value-type="string">
            <text:p>e2-standard-4</text:p>
          </table:covered-table-cell>
          <table:covered-table-cell table:style-name="ce15"/>
          <table:table-cell table:style-name="ce15" office:value-type="string" calcext:value-type="string">
            <text:p>Vorher 8 max</text:p>
          </table:table-cell>
          <table:table-cell table:style-name="ce15" office:value-type="string" calcext:value-type="string">
            <text:p><text:s/>→ Jetzt 21 max</text:p>
          </table:table-cell>
          <table:table-cell table:style-name="ce15" table:number-columns-repeated="1015"/>
          <table:table-cell table:number-columns-repeated="4"/>
        </table:table-row>
        <table:table-row table:style-name="ro1">
          <table:table-cell table:style-name="ce13" office:value-type="float" office:value="21" calcext:value-type="float">
            <text:p>21</text:p>
          </table:table-cell>
          <table:table-cell table:style-name="ce8" office:value-type="string" calcext:value-type="string">
            <text:p>Stair</text:p>
          </table:table-cell>
          <table:table-cell table:style-name="ce8" office:value-type="float" office:value="60" calcext:value-type="float">
            <text:p>60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000" calcext:value-type="float">
            <text:p>1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style-name="ce8" office:value-type="float" office:value="75" calcext:value-type="float">
            <text:p>75</text:p>
          </table:table-cell>
          <table:table-cell table:style-name="ce8" office:value-type="float" office:value="60" calcext:value-type="float">
            <text:p>60</text:p>
          </table:table-cell>
          <table:table-cell table:style-name="ce8" office:value-type="string" calcext:value-type="string">
            <text:p>3 Pods – 45s</text:p>
          </table:table-cell>
          <table:table-cell office:value-type="float" office:value="30" calcext:value-type="float">
            <text:p>30</text:p>
          </table:table-cell>
          <table:table-cell table:style-name="ce8" office:value-type="string" calcext:value-type="string">
            <text:p>100% - 80s, 2 Pods – 60s</text:p>
          </table:table-cell>
          <table:table-cell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table:number-columns-repeated="3"/>
          <table:table-cell office:value-type="string" calcext:value-type="string">
            <text:p>CPU</text:p>
          </table:table-cell>
          <table:table-cell table:number-columns-repeated="100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Stair</text:p>
          </table:table-cell>
          <table:table-cell table:style-name="ce8" office:value-type="float" office:value="50" calcext:value-type="float">
            <text:p>50</text:p>
          </table:table-cell>
          <table:table-cell office:value-type="string" calcext:value-type="string">
            <text:p>-</text:p>
          </table:table-cell>
          <table:table-cell office:value-type="float" office:value="1000" calcext:value-type="float">
            <text:p>1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style-name="ce8"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3 Pods – 45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00% - 80s, 2 Pods – 60s</text:p>
          </table:table-cell>
          <table:table-cell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table:number-columns-repeated="3"/>
          <table:table-cell office:value-type="string" calcext:value-type="string">
            <text:p>CPU</text:p>
          </table:table-cell>
          <table:table-cell table:number-columns-repeated="1005"/>
        </table:table-row>
        <table:table-row table:style-name="ro1">
          <table:table-cell table:style-name="ce13" office:value-type="float" office:value="23" calcext:value-type="float">
            <text:p>23</text:p>
          </table:table-cell>
          <table:table-cell office:value-type="string" calcext:value-type="string">
            <text:p>Stai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-</text:p>
          </table:table-cell>
          <table:table-cell office:value-type="float" office:value="1000" calcext:value-type="float">
            <text:p>1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style-name="ce8" office:value-type="float" office:value="75" calcext:value-type="float">
            <text:p>75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string" calcext:value-type="string">
            <text:p>4 Pods – 30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00% - 80s, 2 Pods – 60s</text:p>
          </table:table-cell>
          <table:table-cell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table:number-columns-repeated="3"/>
          <table:table-cell office:value-type="string" calcext:value-type="string">
            <text:p>CPU</text:p>
          </table:table-cell>
          <table:table-cell table:number-columns-repeated="1005"/>
        </table:table-row>
        <table:table-row table:style-name="ro1">
          <table:table-cell table:style-name="ce13" office:value-type="float" office:value="24" calcext:value-type="float">
            <text:p>24</text:p>
          </table:table-cell>
          <table:table-cell office:value-type="string" calcext:value-type="string">
            <text:p>Stai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-</text:p>
          </table:table-cell>
          <table:table-cell office:value-type="float" office:value="1000" calcext:value-type="float">
            <text:p>1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style-name="ce8"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4 Pods – 30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00% - 80s, 2 Pods – 60s</text:p>
          </table:table-cell>
          <table:table-cell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table:number-columns-repeated="3"/>
          <table:table-cell office:value-type="string" calcext:value-type="string">
            <text:p>CPU</text:p>
          </table:table-cell>
          <table:table-cell table:number-columns-repeated="1005"/>
        </table:table-row>
        <table:table-row table:style-name="ro1">
          <table:table-cell table:style-name="ce13" office:value-type="float" office:value="25" calcext:value-type="float">
            <text:p>25</text:p>
          </table:table-cell>
          <table:table-cell office:value-type="string" calcext:value-type="string">
            <text:p>Stai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-</text:p>
          </table:table-cell>
          <table:table-cell office:value-type="float" office:value="1000" calcext:value-type="float">
            <text:p>1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4 Pods – 30s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string" calcext:value-type="string">
            <text:p>100% - 80s, 4 Pods – 10s</text:p>
          </table:table-cell>
          <table:table-cell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table:number-columns-repeated="3"/>
          <table:table-cell office:value-type="string" calcext:value-type="string">
            <text:p>CPU</text:p>
          </table:table-cell>
          <table:table-cell table:number-columns-repeated="1005"/>
        </table:table-row>
        <table:table-row table:style-name="ro1">
          <table:table-cell table:style-name="ce15" office:value-type="string" calcext:value-type="string" table:number-columns-spanned="3" table:number-rows-spanned="1">
            <text:p>New VM Type: <text:s/>e2-standard-8 → 8 Cores</text:p>
          </table:table-cell>
          <table:covered-table-cell table:style-name="ce15" office:value-type="string" calcext:value-type="string">
            <text:p>e2-standard-4</text:p>
          </table:covered-table-cell>
          <table:covered-table-cell table:style-name="ce15"/>
          <table:table-cell table:style-name="ce15" office:value-type="string" calcext:value-type="string" table:number-columns-spanned="3" table:number-rows-spanned="1">
            <text:p>→ Max &gt; 24</text:p>
          </table:table-cell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repeated="13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repeated="2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number-columns-repeated="4"/>
        </table:table-row>
        <table:table-row table:style-name="ro1">
          <table:table-cell table:style-name="ce13" office:value-type="float" office:value="26" calcext:value-type="float">
            <text:p>26</text:p>
          </table:table-cell>
          <table:table-cell office:value-type="string" calcext:value-type="string">
            <text:p>Stai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-</text:p>
          </table:table-cell>
          <table:table-cell office:value-type="float" office:value="1000" calcext:value-type="float">
            <text:p>1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style-name="ce8" office:value-type="string" calcext:value-type="string">
            <text:p>4 Pods – 10s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string" calcext:value-type="string">
            <text:p>100% - 80s, 2 Pods – 60s</text:p>
          </table:table-cell>
          <table:table-cell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table:number-columns-repeated="3"/>
          <table:table-cell office:value-type="string" calcext:value-type="string">
            <text:p>CPU</text:p>
          </table:table-cell>
          <table:table-cell office:value-type="float" office:value="15.4" calcext:value-type="float">
            <text:p>15.4</text:p>
          </table:table-cell>
          <table:table-cell table:style-name="ce24" office:value-type="float" office:value="1992" calcext:value-type="float">
            <text:p>1,992.00</text:p>
          </table:table-cell>
          <table:table-cell table:style-name="ce24" office:value-type="float" office:value="11500" calcext:value-type="float">
            <text:p>11,500.00</text:p>
          </table:table-cell>
          <table:table-cell table:style-name="ce24" table:formula="of:=[.U38]*[.T38]/24" office:value-type="float" office:value="1278.2" calcext:value-type="float">
            <text:p>1,278.20</text:p>
          </table:table-cell>
          <table:table-cell table:style-name="ce24" table:formula="of:=[.T38]*[.V38]/24" office:value-type="float" office:value="7379.16666666667" calcext:value-type="float">
            <text:p>7,379.17</text:p>
          </table:table-cell>
          <table:table-cell table:style-name="ce24" table:formula="of:=[.T38]*[.T38]*[.U38]/24" office:value-type="float" office:value="19684.28" calcext:value-type="float">
            <text:p>19,684.28</text:p>
          </table:table-cell>
          <table:table-cell table:style-name="ce24" table:formula="of:=[.T38]*[.T38]*[.V38]/24" office:value-type="float" office:value="113639.166666667" calcext:value-type="float">
            <text:p>113,639.17</text:p>
          </table:table-cell>
          <table:table-cell table:number-columns-repeated="998"/>
        </table:table-row>
        <table:table-row table:style-name="ro1">
          <table:table-cell table:style-name="ce13" office:value-type="float" office:value="27" calcext:value-type="float">
            <text:p>27</text:p>
          </table:table-cell>
          <table:table-cell office:value-type="string" calcext:value-type="string">
            <text:p>Stai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-</text:p>
          </table:table-cell>
          <table:table-cell office:value-type="float" office:value="1000" calcext:value-type="float">
            <text:p>1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style-name="ce8"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4 Pods – 10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00% - 80s, 2 Pods – 60s</text:p>
          </table:table-cell>
          <table:table-cell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table:number-columns-repeated="3"/>
          <table:table-cell office:value-type="string" calcext:value-type="string">
            <text:p>CPU</text:p>
          </table:table-cell>
          <table:table-cell office:value-type="float" office:value="10.5" calcext:value-type="float">
            <text:p>10.5</text:p>
          </table:table-cell>
          <table:table-cell table:style-name="ce24" office:value-type="float" office:value="8844" calcext:value-type="float">
            <text:p>8,844.00</text:p>
          </table:table-cell>
          <table:table-cell table:style-name="ce24" office:value-type="float" office:value="24167" calcext:value-type="float">
            <text:p>24,167.00</text:p>
          </table:table-cell>
          <table:table-cell table:style-name="ce24" table:formula="of:=[.U39]*[.T39]/24" office:value-type="float" office:value="3869.25" calcext:value-type="float">
            <text:p>3,869.25</text:p>
          </table:table-cell>
          <table:table-cell table:style-name="ce24" table:formula="of:=[.T39]*[.V39]/24" office:value-type="float" office:value="10573.0625" calcext:value-type="float">
            <text:p>10,573.06</text:p>
          </table:table-cell>
          <table:table-cell table:style-name="ce24" table:formula="of:=[.T39]*[.T39]*[.U39]/24" office:value-type="float" office:value="40627.125" calcext:value-type="float">
            <text:p>40,627.13</text:p>
          </table:table-cell>
          <table:table-cell table:style-name="ce24" table:formula="of:=[.T39]*[.T39]*[.V39]/24" office:value-type="float" office:value="111017.15625" calcext:value-type="float">
            <text:p>111,017.16</text:p>
          </table:table-cell>
          <table:table-cell table:number-columns-repeated="998"/>
        </table:table-row>
        <table:table-row table:style-name="ro1">
          <table:table-cell table:style-name="ce17" office:value-type="string" calcext:value-type="string">
            <text:p>28 (Default)</text:p>
          </table:table-cell>
          <table:table-cell office:value-type="string" calcext:value-type="string">
            <text:p>Stai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-</text:p>
          </table:table-cell>
          <table:table-cell office:value-type="float" office:value="1000" calcext:value-type="float">
            <text:p>1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style-name="ce8" office:value-type="float" office:value="60" calcext:value-type="float">
            <text:p>6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100% - 15s – 4 Pods – 15s</text:p>
          </table:table-cell>
          <table:table-cell table:style-name="ce8" office:value-type="float" office:value="300" calcext:value-type="float">
            <text:p>300</text:p>
          </table:table-cell>
          <table:table-cell table:style-name="ce8" office:value-type="string" calcext:value-type="string">
            <text:p>100% - 15s </text:p>
          </table:table-cell>
          <table:table-cell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table:number-columns-repeated="3"/>
          <table:table-cell office:value-type="string" calcext:value-type="string">
            <text:p>CPU</text:p>
          </table:table-cell>
          <table:table-cell office:value-type="float" office:value="15.9" calcext:value-type="float">
            <text:p>15.9</text:p>
          </table:table-cell>
          <table:table-cell table:style-name="ce24" office:value-type="float" office:value="1529" calcext:value-type="float">
            <text:p>1,529.00</text:p>
          </table:table-cell>
          <table:table-cell table:style-name="ce24" office:value-type="float" office:value="8546" calcext:value-type="float">
            <text:p>8,546.00</text:p>
          </table:table-cell>
          <table:table-cell table:style-name="ce24" table:formula="of:=[.U40]*[.T40]/24" office:value-type="float" office:value="1012.9625" calcext:value-type="float">
            <text:p>1,012.96</text:p>
          </table:table-cell>
          <table:table-cell table:style-name="ce24" table:formula="of:=[.T40]*[.V40]/24" office:value-type="float" office:value="5661.725" calcext:value-type="float">
            <text:p>5,661.73</text:p>
          </table:table-cell>
          <table:table-cell table:style-name="ce24" table:formula="of:=[.T40]*[.T40]*[.U40]/24" office:value-type="float" office:value="16106.10375" calcext:value-type="float">
            <text:p>16,106.10</text:p>
          </table:table-cell>
          <table:table-cell table:style-name="ce24" table:formula="of:=[.T40]*[.T40]*[.V40]/24" office:value-type="float" office:value="90021.4275" calcext:value-type="float">
            <text:p>90,021.43</text:p>
          </table:table-cell>
          <table:table-cell table:number-columns-repeated="998"/>
        </table:table-row>
        <table:table-row table:style-name="ro1">
          <table:table-cell table:style-name="ce17" office:value-type="string" calcext:value-type="string">
            <text:p>29 (Default)</text:p>
          </table:table-cell>
          <table:table-cell office:value-type="string" calcext:value-type="string">
            <text:p>Stai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-</text:p>
          </table:table-cell>
          <table:table-cell office:value-type="float" office:value="1000" calcext:value-type="float">
            <text:p>1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style-name="ce8"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% - 15s – 4 Pods – 15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100% - 15s </text:p>
          </table:table-cell>
          <table:table-cell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table:number-columns-repeated="3"/>
          <table:table-cell office:value-type="string" calcext:value-type="string">
            <text:p>CPU</text:p>
          </table:table-cell>
          <table:table-cell office:value-type="float" office:value="11.3" calcext:value-type="float">
            <text:p>11.3</text:p>
          </table:table-cell>
          <table:table-cell table:style-name="ce24" office:value-type="float" office:value="7767" calcext:value-type="float">
            <text:p>7,767.00</text:p>
          </table:table-cell>
          <table:table-cell table:style-name="ce24" office:value-type="float" office:value="32600" calcext:value-type="float">
            <text:p>32,600.00</text:p>
          </table:table-cell>
          <table:table-cell table:style-name="ce24" table:formula="of:=[.U41]*[.T41]/24" office:value-type="float" office:value="3656.9625" calcext:value-type="float">
            <text:p>3,656.96</text:p>
          </table:table-cell>
          <table:table-cell table:style-name="ce24" table:formula="of:=[.T41]*[.V41]/24" office:value-type="float" office:value="15349.1666666667" calcext:value-type="float">
            <text:p>15,349.17</text:p>
          </table:table-cell>
          <table:table-cell table:style-name="ce24" table:formula="of:=[.T41]*[.T41]*[.U41]/24" office:value-type="float" office:value="41323.67625" calcext:value-type="float">
            <text:p>41,323.68</text:p>
          </table:table-cell>
          <table:table-cell table:style-name="ce24" table:formula="of:=[.T41]*[.T41]*[.V41]/24" office:value-type="float" office:value="173445.583333333" calcext:value-type="float">
            <text:p>173,445.58</text:p>
          </table:table-cell>
          <table:table-cell table:number-columns-repeated="998"/>
        </table:table-row>
        <table:table-row table:style-name="ro1">
          <table:table-cell table:style-name="ce17" office:value-type="string" calcext:value-type="string">
            <text:p>30 (Default)</text:p>
          </table:table-cell>
          <table:table-cell table:style-name="ce8" office:value-type="string" calcext:value-type="string">
            <text:p>Pattern</text:p>
          </table:table-cell>
          <table:table-cell table:style-name="ce8"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table:style-name="ce8"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% - 15s – 4 Pods – 15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100% - 15s </text:p>
          </table:table-cell>
          <table:table-cell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table:number-columns-repeated="3"/>
          <table:table-cell office:value-type="string" calcext:value-type="string">
            <text:p>CPU</text:p>
          </table:table-cell>
          <table:table-cell office:value-type="float" office:value="10.9" calcext:value-type="float">
            <text:p>10.9</text:p>
          </table:table-cell>
          <table:table-cell table:style-name="ce24" office:value-type="float" office:value="40920" calcext:value-type="float">
            <text:p>40,920.00</text:p>
          </table:table-cell>
          <table:table-cell table:style-name="ce24" office:value-type="float" office:value="110500" calcext:value-type="float">
            <text:p>110,500.00</text:p>
          </table:table-cell>
          <table:table-cell table:style-name="ce24" table:formula="of:=[.U42]*[.T42]/24" office:value-type="float" office:value="18584.5" calcext:value-type="float">
            <text:p>18,584.50</text:p>
          </table:table-cell>
          <table:table-cell table:style-name="ce24" table:formula="of:=[.T42]*[.V42]/24" office:value-type="float" office:value="50185.4166666667" calcext:value-type="float">
            <text:p>50,185.42</text:p>
          </table:table-cell>
          <table:table-cell table:style-name="ce24" table:formula="of:=[.T42]*[.T42]*[.U42]/24" office:value-type="float" office:value="202571.05" calcext:value-type="float">
            <text:p>202,571.05</text:p>
          </table:table-cell>
          <table:table-cell table:style-name="ce24" table:formula="of:=[.T42]*[.T42]*[.V42]/24" office:value-type="float" office:value="547021.041666667" calcext:value-type="float">
            <text:p>547,021.04</text:p>
          </table:table-cell>
          <table:table-cell table:style-name="ce29" office:value-type="string" calcext:value-type="string">
            <text:p>Pattern</text:p>
          </table:table-cell>
          <table:table-cell table:number-columns-repeated="997"/>
        </table:table-row>
        <table:table-row table:style-name="ro1">
          <table:table-cell table:style-name="ce17" office:value-type="string" calcext:value-type="string">
            <text:p>31 (Default)</text:p>
          </table:table-cell>
          <table:table-cell office:value-type="string" calcext:value-type="string">
            <text:p>Pattern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style-name="ce8"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% - 15s – 4 Pods – 15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100% - 15s </text:p>
          </table:table-cell>
          <table:table-cell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table:number-columns-repeated="3"/>
          <table:table-cell office:value-type="string" calcext:value-type="string">
            <text:p>CPU</text:p>
          </table:table-cell>
          <table:table-cell office:value-type="float" office:value="19.8" calcext:value-type="float">
            <text:p>19.8</text:p>
          </table:table-cell>
          <table:table-cell table:style-name="ce24" office:value-type="float" office:value="4257" calcext:value-type="float">
            <text:p>4,257.00</text:p>
          </table:table-cell>
          <table:table-cell table:style-name="ce24" office:value-type="float" office:value="26577" calcext:value-type="float">
            <text:p>26,577.00</text:p>
          </table:table-cell>
          <table:table-cell table:style-name="ce24" table:formula="of:=[.U43]*[.T43]/24" office:value-type="float" office:value="3512.025" calcext:value-type="float">
            <text:p>3,512.03</text:p>
          </table:table-cell>
          <table:table-cell table:style-name="ce24" table:formula="of:=[.T43]*[.V43]/24" office:value-type="float" office:value="21926.025" calcext:value-type="float">
            <text:p>21,926.03</text:p>
          </table:table-cell>
          <table:table-cell table:style-name="ce24" table:formula="of:=[.T43]*[.T43]*[.U43]/24" office:value-type="float" office:value="69538.095" calcext:value-type="float">
            <text:p>69,538.10</text:p>
          </table:table-cell>
          <table:table-cell table:style-name="ce24" table:formula="of:=[.T43]*[.T43]*[.V43]/24" office:value-type="float" office:value="434135.295" calcext:value-type="float">
            <text:p>434,135.30</text:p>
          </table:table-cell>
          <table:table-cell table:number-columns-repeated="998"/>
        </table:table-row>
        <table:table-row table:style-name="ro1">
          <table:table-cell table:style-name="ce17" office:value-type="string" calcext:value-type="string">
            <text:p>32 (Default)</text:p>
          </table:table-cell>
          <table:table-cell office:value-type="string" calcext:value-type="string">
            <text:p>Pattern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</text:p>
          </table:table-cell>
          <table:table-cell office:value-type="float" office:value="1500" calcext:value-type="float">
            <text:p>15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style-name="ce8"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% - 15s – 4 Pods – 15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100% - 15s </text:p>
          </table:table-cell>
          <table:table-cell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table:number-columns-repeated="3"/>
          <table:table-cell office:value-type="string" calcext:value-type="string">
            <text:p>CPU</text:p>
          </table:table-cell>
          <table:table-cell office:value-type="float" office:value="12.8" calcext:value-type="float">
            <text:p>12.8</text:p>
          </table:table-cell>
          <table:table-cell table:style-name="ce24" office:value-type="float" office:value="7079" calcext:value-type="float">
            <text:p>7,079.00</text:p>
          </table:table-cell>
          <table:table-cell table:style-name="ce24" office:value-type="float" office:value="25568" calcext:value-type="float">
            <text:p>25,568.00</text:p>
          </table:table-cell>
          <table:table-cell table:style-name="ce24" table:formula="of:=[.U44]*[.T44]/24" office:value-type="float" office:value="3775.46666666667" calcext:value-type="float">
            <text:p>3,775.47</text:p>
          </table:table-cell>
          <table:table-cell table:style-name="ce24" table:formula="of:=[.T44]*[.V44]/24" office:value-type="float" office:value="13636.2666666667" calcext:value-type="float">
            <text:p>13,636.27</text:p>
          </table:table-cell>
          <table:table-cell table:style-name="ce24" table:formula="of:=[.T44]*[.T44]*[.U44]/24" office:value-type="float" office:value="48325.9733333334" calcext:value-type="float">
            <text:p>48,325.97</text:p>
          </table:table-cell>
          <table:table-cell table:style-name="ce24" table:formula="of:=[.T44]*[.T44]*[.V44]/24" office:value-type="float" office:value="174544.213333333" calcext:value-type="float">
            <text:p>174,544.21</text:p>
          </table:table-cell>
          <table:table-cell table:style-name="ce29" office:value-type="string" calcext:value-type="string">
            <text:p>1500 M.</text:p>
          </table:table-cell>
          <table:table-cell table:number-columns-repeated="997"/>
        </table:table-row>
        <table:table-row table:style-name="ro1">
          <table:table-cell table:style-name="ce17" office:value-type="string" calcext:value-type="string">
            <text:p>33 (Default)</text:p>
          </table:table-cell>
          <table:table-cell office:value-type="string" calcext:value-type="string">
            <text:p>Pattern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</text:p>
          </table:table-cell>
          <table:table-cell office:value-type="float" office:value="1500" calcext:value-type="float">
            <text:p>15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style-name="ce8"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% - 15s – 4 Pods – 15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100% - 15s </text:p>
          </table:table-cell>
          <table:table-cell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table:number-columns-repeated="3"/>
          <table:table-cell office:value-type="string" calcext:value-type="string">
            <text:p>CPU</text:p>
          </table:table-cell>
          <table:table-cell office:value-type="float" office:value="9.23" calcext:value-type="float">
            <text:p>9.23</text:p>
          </table:table-cell>
          <table:table-cell table:style-name="ce24" office:value-type="float" office:value="17252" calcext:value-type="float">
            <text:p>17,252.00</text:p>
          </table:table-cell>
          <table:table-cell table:style-name="ce24" office:value-type="float" office:value="56725" calcext:value-type="float">
            <text:p>56,725.00</text:p>
          </table:table-cell>
          <table:table-cell table:style-name="ce24" table:formula="of:=[.U45]*[.T45]/24" office:value-type="float" office:value="6634.83166666667" calcext:value-type="float">
            <text:p>6,634.83</text:p>
          </table:table-cell>
          <table:table-cell table:style-name="ce24" table:formula="of:=[.T45]*[.V45]/24" office:value-type="float" office:value="21815.4895833333" calcext:value-type="float">
            <text:p>21,815.49</text:p>
          </table:table-cell>
          <table:table-cell table:style-name="ce24" table:formula="of:=[.T45]*[.T45]*[.U45]/24" office:value-type="float" office:value="61239.4962833333" calcext:value-type="float">
            <text:p>61,239.50</text:p>
          </table:table-cell>
          <table:table-cell table:style-name="ce24" table:formula="of:=[.T45]*[.T45]*[.V45]/24" office:value-type="float" office:value="201356.968854167" calcext:value-type="float">
            <text:p>201,356.97</text:p>
          </table:table-cell>
          <table:table-cell table:number-columns-repeated="998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Pattern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</text:p>
          </table:table-cell>
          <table:table-cell office:value-type="float" office:value="1500" calcext:value-type="float">
            <text:p>15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style-name="ce8"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% - 15s – 4 Pods – 15s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100% - 10s </text:p>
          </table:table-cell>
          <table:table-cell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table:number-columns-repeated="3"/>
          <table:table-cell office:value-type="string" calcext:value-type="string">
            <text:p>CPU</text:p>
          </table:table-cell>
          <table:table-cell office:value-type="float" office:value="8.57" calcext:value-type="float">
            <text:p>8.57</text:p>
          </table:table-cell>
          <table:table-cell table:style-name="ce24" office:value-type="float" office:value="18599" calcext:value-type="float">
            <text:p>18,599.00</text:p>
          </table:table-cell>
          <table:table-cell table:style-name="ce24" office:value-type="float" office:value="62085" calcext:value-type="float">
            <text:p>62,085.00</text:p>
          </table:table-cell>
          <table:table-cell table:style-name="ce24" table:formula="of:=[.U46]*[.T46]/24" office:value-type="float" office:value="6641.39291666667" calcext:value-type="float">
            <text:p>6,641.39</text:p>
          </table:table-cell>
          <table:table-cell table:style-name="ce24" table:formula="of:=[.T46]*[.V46]/24" office:value-type="float" office:value="22169.51875" calcext:value-type="float">
            <text:p>22,169.52</text:p>
          </table:table-cell>
          <table:table-cell table:style-name="ce24" table:formula="of:=[.T46]*[.T46]*[.U46]/24" office:value-type="float" office:value="56916.7372958333" calcext:value-type="float">
            <text:p>56,916.74</text:p>
          </table:table-cell>
          <table:table-cell table:style-name="ce24" table:formula="of:=[.T46]*[.T46]*[.V46]/24" office:value-type="float" office:value="189992.7756875" calcext:value-type="float">
            <text:p>189,992.78</text:p>
          </table:table-cell>
          <table:table-cell table:number-columns-repeated="998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Pattern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</text:p>
          </table:table-cell>
          <table:table-cell office:value-type="float" office:value="1500" calcext:value-type="float">
            <text:p>15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75" calcext:value-type="float">
            <text:p>75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string" calcext:value-type="string">
            <text:p>100% - 15s – 6 Pods – 15s</text:p>
          </table:table-cell>
          <table:table-cell table:style-name="ce8" office:value-type="float" office:value="300" calcext:value-type="float">
            <text:p>300</text:p>
          </table:table-cell>
          <table:table-cell table:style-name="ce8" office:value-type="string" calcext:value-type="string">
            <text:p>100% - 15s </text:p>
          </table:table-cell>
          <table:table-cell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table:number-columns-repeated="3"/>
          <table:table-cell office:value-type="string" calcext:value-type="string">
            <text:p>CPU</text:p>
          </table:table-cell>
          <table:table-cell office:value-type="float" office:value="11.8" calcext:value-type="float">
            <text:p>11.8</text:p>
          </table:table-cell>
          <table:table-cell table:style-name="ce24" office:value-type="float" office:value="11866" calcext:value-type="float">
            <text:p>11,866.00</text:p>
          </table:table-cell>
          <table:table-cell table:style-name="ce24" office:value-type="float" office:value="34998" calcext:value-type="float">
            <text:p>34,998.00</text:p>
          </table:table-cell>
          <table:table-cell table:style-name="ce24" table:formula="of:=[.U47]*[.T47]/24" office:value-type="float" office:value="5834.11666666667" calcext:value-type="float">
            <text:p>5,834.12</text:p>
          </table:table-cell>
          <table:table-cell table:style-name="ce24" table:formula="of:=[.T47]*[.V47]/24" office:value-type="float" office:value="17207.35" calcext:value-type="float">
            <text:p>17,207.35</text:p>
          </table:table-cell>
          <table:table-cell table:style-name="ce24" table:formula="of:=[.T47]*[.T47]*[.U47]/24" office:value-type="float" office:value="68842.5766666667" calcext:value-type="float">
            <text:p>68,842.58</text:p>
          </table:table-cell>
          <table:table-cell table:style-name="ce24" table:formula="of:=[.T47]*[.T47]*[.V47]/24" office:value-type="float" office:value="203046.73" calcext:value-type="float">
            <text:p>203,046.73</text:p>
          </table:table-cell>
          <table:table-cell table:number-columns-repeated="998"/>
        </table:table-row>
        <table:table-row table:style-name="ro1">
          <table:table-cell table:style-name="ce19" office:value-type="float" office:value="136" calcext:value-type="float">
            <text:p>136</text:p>
          </table:table-cell>
          <table:table-cell office:value-type="string" calcext:value-type="string">
            <text:p>Pattern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</text:p>
          </table:table-cell>
          <table:table-cell office:value-type="float" office:value="1500" calcext:value-type="float">
            <text:p>15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75" calcext:value-type="float">
            <text:p>75</text:p>
          </table:table-cell>
          <table:table-cell table:number-columns-repeated="4"/>
          <table:table-cell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office:value-type="float" office:value="30" calcext:value-type="float">
            <text:p>30</text:p>
          </table:table-cell>
          <table:table-cell office:value-type="float" office:value="180" calcext:value-type="float">
            <text:p>18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CPU</text:p>
          </table:table-cell>
          <table:table-cell office:value-type="float" office:value="15.5" calcext:value-type="float">
            <text:p>15.5</text:p>
          </table:table-cell>
          <table:table-cell table:style-name="ce24" office:value-type="float" office:value="3517" calcext:value-type="float">
            <text:p>3,517.00</text:p>
          </table:table-cell>
          <table:table-cell table:style-name="ce24" office:value-type="float" office:value="25655" calcext:value-type="float">
            <text:p>25,655.00</text:p>
          </table:table-cell>
          <table:table-cell table:style-name="ce24" table:formula="of:=[.U48]*[.T48]/24" office:value-type="float" office:value="2271.39583333333" calcext:value-type="float">
            <text:p>2,271.40</text:p>
          </table:table-cell>
          <table:table-cell table:style-name="ce24" table:formula="of:=[.T48]*[.V48]/24" office:value-type="float" office:value="16568.8541666667" calcext:value-type="float">
            <text:p>16,568.85</text:p>
          </table:table-cell>
          <table:table-cell table:style-name="ce24" table:formula="of:=[.T48]*[.T48]*[.U48]/24" office:value-type="float" office:value="35206.6354166667" calcext:value-type="float">
            <text:p>35,206.64</text:p>
          </table:table-cell>
          <table:table-cell table:style-name="ce24" table:formula="of:=[.T48]*[.T48]*[.V48]/24" office:value-type="float" office:value="256817.239583333" calcext:value-type="float">
            <text:p>256,817.24</text:p>
          </table:table-cell>
          <table:table-cell table:number-columns-repeated="998"/>
        </table:table-row>
        <table:table-row table:style-name="ro1">
          <table:table-cell table:style-name="ce17" office:value-type="string" calcext:value-type="string">
            <text:p>37 (Default)</text:p>
          </table:table-cell>
          <table:table-cell office:value-type="string" calcext:value-type="string">
            <text:p>Pattern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</text:p>
          </table:table-cell>
          <table:table-cell office:value-type="float" office:value="1500" calcext:value-type="float">
            <text:p>15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style-name="ce8" office:value-type="float" office:value="60" calcext:value-type="float">
            <text:p>60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string" calcext:value-type="string">
            <text:p>100% - 15s – 4 Pods – 15s</text:p>
          </table:table-cell>
          <table:table-cell table:style-name="ce8" office:value-type="float" office:value="300" calcext:value-type="float">
            <text:p>300</text:p>
          </table:table-cell>
          <table:table-cell table:style-name="ce8" office:value-type="string" calcext:value-type="string">
            <text:p>100% - 15s </text:p>
          </table:table-cell>
          <table:table-cell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table:number-columns-repeated="3"/>
          <table:table-cell office:value-type="string" calcext:value-type="string">
            <text:p>CPU</text:p>
          </table:table-cell>
          <table:table-cell office:value-type="float" office:value="17.2" calcext:value-type="float">
            <text:p>17.2</text:p>
          </table:table-cell>
          <table:table-cell table:style-name="ce24" office:value-type="float" office:value="2191" calcext:value-type="float">
            <text:p>2,191.00</text:p>
          </table:table-cell>
          <table:table-cell table:style-name="ce24" office:value-type="float" office:value="19932" calcext:value-type="float">
            <text:p>19,932.00</text:p>
          </table:table-cell>
          <table:table-cell table:style-name="ce24" table:formula="of:=[.U49]*[.T49]/24" office:value-type="float" office:value="1570.21666666667" calcext:value-type="float">
            <text:p>1,570.22</text:p>
          </table:table-cell>
          <table:table-cell table:style-name="ce24" table:formula="of:=[.T49]*[.V49]/24" office:value-type="float" office:value="14284.6" calcext:value-type="float">
            <text:p>14,284.60</text:p>
          </table:table-cell>
          <table:table-cell table:style-name="ce24" table:formula="of:=[.T49]*[.T49]*[.U49]/24" office:value-type="float" office:value="27007.7266666667" calcext:value-type="float">
            <text:p>27,007.73</text:p>
          </table:table-cell>
          <table:table-cell table:style-name="ce24" table:formula="of:=[.T49]*[.T49]*[.V49]/24" office:value-type="float" office:value="245695.12" calcext:value-type="float">
            <text:p>245,695.12</text:p>
          </table:table-cell>
          <table:table-cell table:number-columns-repeated="998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Pattern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</text:p>
          </table:table-cell>
          <table:table-cell office:value-type="float" office:value="1500" calcext:value-type="float">
            <text:p>15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0% - 15s – 4 Pods – 15s</text:p>
          </table:table-cell>
          <table:table-cell table:style-name="ce8" office:value-type="float" office:value="30" calcext:value-type="float">
            <text:p>30</text:p>
          </table:table-cell>
          <table:table-cell office:value-type="string" calcext:value-type="string">
            <text:p>100% - 15s </text:p>
          </table:table-cell>
          <table:table-cell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table:number-columns-repeated="3"/>
          <table:table-cell office:value-type="string" calcext:value-type="string">
            <text:p>CPU</text:p>
          </table:table-cell>
          <table:table-cell office:value-type="float" office:value="12.2" calcext:value-type="float">
            <text:p>12.2</text:p>
          </table:table-cell>
          <table:table-cell table:style-name="ce24" office:value-type="float" office:value="5812" calcext:value-type="float">
            <text:p>5,812.00</text:p>
          </table:table-cell>
          <table:table-cell table:style-name="ce24" office:value-type="float" office:value="32229" calcext:value-type="float">
            <text:p>32,229.00</text:p>
          </table:table-cell>
          <table:table-cell table:style-name="ce24" table:formula="of:=[.U50]*[.T50]/24" office:value-type="float" office:value="2954.43333333333" calcext:value-type="float">
            <text:p>2,954.43</text:p>
          </table:table-cell>
          <table:table-cell table:style-name="ce24" table:formula="of:=[.T50]*[.V50]/24" office:value-type="float" office:value="16383.075" calcext:value-type="float">
            <text:p>16,383.08</text:p>
          </table:table-cell>
          <table:table-cell table:style-name="ce24" table:formula="of:=[.T50]*[.T50]*[.U50]/24" office:value-type="float" office:value="36044.0866666667" calcext:value-type="float">
            <text:p>36,044.09</text:p>
          </table:table-cell>
          <table:table-cell table:style-name="ce24" table:formula="of:=[.T50]*[.T50]*[.V50]/24" office:value-type="float" office:value="199873.515" calcext:value-type="float">
            <text:p>199,873.52</text:p>
          </table:table-cell>
          <table:table-cell table:number-columns-repeated="99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Pattern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</text:p>
          </table:table-cell>
          <table:table-cell office:value-type="float" office:value="1500" calcext:value-type="float">
            <text:p>15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style-name="ce8" office:value-type="float" office:value="75" calcext:value-type="float">
            <text:p>75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100% - 15s – 4 Pods – 15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00% - 15s </text:p>
          </table:table-cell>
          <table:table-cell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table:number-columns-repeated="3"/>
          <table:table-cell office:value-type="string" calcext:value-type="string">
            <text:p>CPU</text:p>
          </table:table-cell>
          <table:table-cell office:value-type="float" office:value="9.35" calcext:value-type="float">
            <text:p>9.35</text:p>
          </table:table-cell>
          <table:table-cell table:style-name="ce24" office:value-type="float" office:value="13678" calcext:value-type="float">
            <text:p>13,678.00</text:p>
          </table:table-cell>
          <table:table-cell table:style-name="ce24" office:value-type="float" office:value="57000" calcext:value-type="float">
            <text:p>57,000.00</text:p>
          </table:table-cell>
          <table:table-cell table:style-name="ce24" table:formula="of:=[.U51]*[.T51]/24" office:value-type="float" office:value="5328.72083333333" calcext:value-type="float">
            <text:p>5,328.72</text:p>
          </table:table-cell>
          <table:table-cell table:style-name="ce24" table:formula="of:=[.T51]*[.V51]/24" office:value-type="float" office:value="22206.25" calcext:value-type="float">
            <text:p>22,206.25</text:p>
          </table:table-cell>
          <table:table-cell table:style-name="ce24" table:formula="of:=[.T51]*[.T51]*[.U51]/24" office:value-type="float" office:value="49823.5397916667" calcext:value-type="float">
            <text:p>49,823.54</text:p>
          </table:table-cell>
          <table:table-cell table:style-name="ce24" table:formula="of:=[.T51]*[.T51]*[.V51]/24" office:value-type="float" office:value="207628.4375" calcext:value-type="float">
            <text:p>207,628.44</text:p>
          </table:table-cell>
          <table:table-cell table:number-columns-repeated="998"/>
        </table:table-row>
        <table:table-row table:style-name="ro1">
          <table:table-cell table:style-name="ce17" office:value-type="string" calcext:value-type="string">
            <text:p>40 (Default)</text:p>
          </table:table-cell>
          <table:table-cell office:value-type="string" calcext:value-type="string">
            <text:p>Pattern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</text:p>
          </table:table-cell>
          <table:table-cell office:value-type="float" office:value="1500" calcext:value-type="float">
            <text:p>15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style-name="ce8"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% - 15s – 4 Pods – 15s</text:p>
          </table:table-cell>
          <table:table-cell table:style-name="ce8" office:value-type="float" office:value="300" calcext:value-type="float">
            <text:p>300</text:p>
          </table:table-cell>
          <table:table-cell office:value-type="string" calcext:value-type="string">
            <text:p>100% - 15s </text:p>
          </table:table-cell>
          <table:table-cell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table:number-columns-repeated="3"/>
          <table:table-cell office:value-type="string" calcext:value-type="string">
            <text:p>CPU</text:p>
          </table:table-cell>
          <table:table-cell office:value-type="float" office:value="16.9" calcext:value-type="float">
            <text:p>16.9</text:p>
          </table:table-cell>
          <table:table-cell table:style-name="ce24" office:value-type="float" office:value="2780" calcext:value-type="float">
            <text:p>2,780.00</text:p>
          </table:table-cell>
          <table:table-cell table:style-name="ce24" office:value-type="float" office:value="19025" calcext:value-type="float">
            <text:p>19,025.00</text:p>
          </table:table-cell>
          <table:table-cell table:style-name="ce24" table:formula="of:=[.U52]*[.T52]/24" office:value-type="float" office:value="1957.58333333333" calcext:value-type="float">
            <text:p>1,957.58</text:p>
          </table:table-cell>
          <table:table-cell table:style-name="ce24" table:formula="of:=[.T52]*[.V52]/24" office:value-type="float" office:value="13396.7708333333" calcext:value-type="float">
            <text:p>13,396.77</text:p>
          </table:table-cell>
          <table:table-cell table:style-name="ce24" table:formula="of:=[.T52]*[.T52]*[.U52]/24" office:value-type="float" office:value="33083.1583333333" calcext:value-type="float">
            <text:p>33,083.16</text:p>
          </table:table-cell>
          <table:table-cell table:style-name="ce24" table:formula="of:=[.T52]*[.T52]*[.V52]/24" office:value-type="float" office:value="226405.427083333" calcext:value-type="float">
            <text:p>226,405.43</text:p>
          </table:table-cell>
          <table:table-cell table:number-columns-repeated="998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Pattern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</text:p>
          </table:table-cell>
          <table:table-cell office:value-type="float" office:value="1500" calcext:value-type="float">
            <text:p>15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style-name="ce8"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% - 15s – 4 Pods – 15s</text:p>
          </table:table-cell>
          <table:table-cell table:style-name="ce8" office:value-type="float" office:value="30" calcext:value-type="float">
            <text:p>30</text:p>
          </table:table-cell>
          <table:table-cell office:value-type="string" calcext:value-type="string">
            <text:p>100% - 15s </text:p>
          </table:table-cell>
          <table:table-cell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table:number-columns-repeated="3"/>
          <table:table-cell office:value-type="string" calcext:value-type="string">
            <text:p>CPU</text:p>
          </table:table-cell>
          <table:table-cell office:value-type="float" office:value="9.26" calcext:value-type="float">
            <text:p>9.26</text:p>
          </table:table-cell>
          <table:table-cell table:style-name="ce24" office:value-type="float" office:value="14069" calcext:value-type="float">
            <text:p>14,069.00</text:p>
          </table:table-cell>
          <table:table-cell table:style-name="ce24" office:value-type="float" office:value="53500" calcext:value-type="float">
            <text:p>53,500.00</text:p>
          </table:table-cell>
          <table:table-cell table:style-name="ce24" table:formula="of:=[.U53]*[.T53]/24" office:value-type="float" office:value="5428.28916666667" calcext:value-type="float">
            <text:p>5,428.29</text:p>
          </table:table-cell>
          <table:table-cell table:style-name="ce24" table:formula="of:=[.T53]*[.V53]/24" office:value-type="float" office:value="20642.0833333333" calcext:value-type="float">
            <text:p>20,642.08</text:p>
          </table:table-cell>
          <table:table-cell table:style-name="ce24" table:formula="of:=[.T53]*[.T53]*[.U53]/24" office:value-type="float" office:value="50265.9576833333" calcext:value-type="float">
            <text:p>50,265.96</text:p>
          </table:table-cell>
          <table:table-cell table:style-name="ce24" table:formula="of:=[.T53]*[.T53]*[.V53]/24" office:value-type="float" office:value="191145.691666667" calcext:value-type="float">
            <text:p>191,145.69</text:p>
          </table:table-cell>
          <table:table-cell table:number-columns-repeated="998"/>
        </table:table-row>
        <table:table-row table:style-name="ro1">
          <table:table-cell table:style-name="ce17" office:value-type="string" calcext:value-type="string">
            <text:p>42 (Default)</text:p>
          </table:table-cell>
          <table:table-cell office:value-type="string" calcext:value-type="string">
            <text:p>Pattern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</text:p>
          </table:table-cell>
          <table:table-cell office:value-type="float" office:value="1500" calcext:value-type="float">
            <text:p>15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% - 15s – 4 Pods – 15s</text:p>
          </table:table-cell>
          <table:table-cell table:style-name="ce8" office:value-type="float" office:value="300" calcext:value-type="float">
            <text:p>300</text:p>
          </table:table-cell>
          <table:table-cell office:value-type="string" calcext:value-type="string">
            <text:p>100% - 15s </text:p>
          </table:table-cell>
          <table:table-cell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table:number-columns-repeated="3"/>
          <table:table-cell office:value-type="string" calcext:value-type="string">
            <text:p>CPU</text:p>
          </table:table-cell>
          <table:table-cell office:value-type="float" office:value="13" calcext:value-type="float">
            <text:p>13</text:p>
          </table:table-cell>
          <table:table-cell table:style-name="ce24" office:value-type="float" office:value="7567" calcext:value-type="float">
            <text:p>7,567.00</text:p>
          </table:table-cell>
          <table:table-cell table:style-name="ce24" office:value-type="float" office:value="35266" calcext:value-type="float">
            <text:p>35,266.00</text:p>
          </table:table-cell>
          <table:table-cell table:style-name="ce24" table:formula="of:=[.U54]*[.T54]/24" office:value-type="float" office:value="4098.79166666667" calcext:value-type="float">
            <text:p>4,098.79</text:p>
          </table:table-cell>
          <table:table-cell table:style-name="ce24" table:formula="of:=[.T54]*[.V54]/24" office:value-type="float" office:value="19102.4166666667" calcext:value-type="float">
            <text:p>19,102.42</text:p>
          </table:table-cell>
          <table:table-cell table:style-name="ce24" table:formula="of:=[.T54]*[.T54]*[.U54]/24" office:value-type="float" office:value="53284.2916666667" calcext:value-type="float">
            <text:p>53,284.29</text:p>
          </table:table-cell>
          <table:table-cell table:style-name="ce24" table:formula="of:=[.T54]*[.T54]*[.V54]/24" office:value-type="float" office:value="248331.416666667" calcext:value-type="float">
            <text:p>248,331.42</text:p>
          </table:table-cell>
          <table:table-cell table:number-columns-repeated="998"/>
        </table:table-row>
        <table:table-row table:style-name="ro1">
          <table:table-cell table:style-name="ce17" office:value-type="string" calcext:value-type="string">
            <text:p>42.5 (Topic Delete)</text:p>
          </table:table-cell>
          <table:table-cell office:value-type="string" calcext:value-type="string">
            <text:p>Pattern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</text:p>
          </table:table-cell>
          <table:table-cell office:value-type="float" office:value="1500" calcext:value-type="float">
            <text:p>15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% - 15s – 4 Pods – 15s</text:p>
          </table:table-cell>
          <table:table-cell table:style-name="ce8" office:value-type="float" office:value="300" calcext:value-type="float">
            <text:p>300</text:p>
          </table:table-cell>
          <table:table-cell office:value-type="string" calcext:value-type="string">
            <text:p>100% - 15s </text:p>
          </table:table-cell>
          <table:table-cell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table:number-columns-repeated="3"/>
          <table:table-cell office:value-type="string" calcext:value-type="string">
            <text:p>CPU</text:p>
          </table:table-cell>
          <table:table-cell office:value-type="float" office:value="14.2" calcext:value-type="float">
            <text:p>14.2</text:p>
          </table:table-cell>
          <table:table-cell table:style-name="ce24" office:value-type="float" office:value="6084" calcext:value-type="float">
            <text:p>6,084.00</text:p>
          </table:table-cell>
          <table:table-cell table:style-name="ce24" office:value-type="float" office:value="29069" calcext:value-type="float">
            <text:p>29,069.00</text:p>
          </table:table-cell>
          <table:table-cell table:style-name="ce24" table:formula="of:=[.U55]*[.T55]/24" office:value-type="float" office:value="3599.7" calcext:value-type="float">
            <text:p>3,599.70</text:p>
          </table:table-cell>
          <table:table-cell table:style-name="ce24" table:formula="of:=[.T55]*[.V55]/24" office:value-type="float" office:value="17199.1583333333" calcext:value-type="float">
            <text:p>17,199.16</text:p>
          </table:table-cell>
          <table:table-cell table:style-name="ce24" table:formula="of:=[.T55]*[.T55]*[.U55]/24" office:value-type="float" office:value="51115.74" calcext:value-type="float">
            <text:p>51,115.74</text:p>
          </table:table-cell>
          <table:table-cell table:style-name="ce24" table:formula="of:=[.T55]*[.T55]*[.V55]/24" office:value-type="float" office:value="244228.048333333" calcext:value-type="float">
            <text:p>244,228.0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43 (Default)</text:p>
          </table:table-cell>
          <table:table-cell office:value-type="string" calcext:value-type="string">
            <text:p>Pattern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</text:p>
          </table:table-cell>
          <table:table-cell office:value-type="float" office:value="1500" calcext:value-type="float">
            <text:p>15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style-name="ce8" office:value-type="string" calcext:value-type="string">
            <text:p>100% - 15s 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100% - 15s </text:p>
          </table:table-cell>
          <table:table-cell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table:number-columns-repeated="3"/>
          <table:table-cell office:value-type="string" calcext:value-type="string">
            <text:p>CPU</text:p>
          </table:table-cell>
          <table:table-cell table:style-name="Default" table:number-columns-repeated="3"/>
          <table:table-cell table:style-name="ce24" table:formula="of:=[.U55]*[.T55]/24" office:value-type="float" office:value="3599.7" calcext:value-type="float">
            <text:p>3,599.70</text:p>
          </table:table-cell>
          <table:table-cell table:style-name="ce24" table:formula="of:=[.T55]*[.V55]/24" office:value-type="float" office:value="17199.1583333333" calcext:value-type="float">
            <text:p>17,199.16</text:p>
          </table:table-cell>
          <table:table-cell table:style-name="ce24" table:formula="of:=[.T55]*[.T55]*[.U55]/24" office:value-type="float" office:value="51115.74" calcext:value-type="float">
            <text:p>51,115.74</text:p>
          </table:table-cell>
          <table:table-cell table:style-name="ce24" table:formula="of:=[.T55]*[.T55]*[.V55]/24" office:value-type="float" office:value="244228.048333333" calcext:value-type="float">
            <text:p>244,228.0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44 (Default)</text:p>
          </table:table-cell>
          <table:table-cell office:value-type="string" calcext:value-type="string">
            <text:p>Pattern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</text:p>
          </table:table-cell>
          <table:table-cell office:value-type="float" office:value="1500" calcext:value-type="float">
            <text:p>15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% - 15s </text:p>
          </table:table-cell>
          <table:table-cell table:style-name="ce8" office:value-type="float" office:value="30" calcext:value-type="float">
            <text:p>30</text:p>
          </table:table-cell>
          <table:table-cell office:value-type="string" calcext:value-type="string">
            <text:p>100% - 15s </text:p>
          </table:table-cell>
          <table:table-cell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table:number-columns-repeated="3"/>
          <table:table-cell office:value-type="string" calcext:value-type="string">
            <text:p>CPU</text:p>
          </table:table-cell>
          <table:table-cell/>
          <table:table-cell table:style-name="ce24" table:number-columns-repeated="6"/>
          <table:table-cell table:number-columns-repeated="998"/>
        </table:table-row>
        <table:table-row table:style-name="ro1">
          <table:table-cell table:style-name="ce19" office:value-type="float" office:value="101" calcext:value-type="float">
            <text:p>10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80" calcext:value-type="float">
            <text:p>80</text:p>
          </table:table-cell>
          <table:table-cell table:number-columns-repeated="7"/>
          <table:table-cell office:value-type="float" office:value="120" calcext:value-type="float">
            <text:p>120</text:p>
          </table:table-cell>
          <table:table-cell office:value-type="float" office:value="40000" calcext:value-type="float">
            <text:p>40000</text:p>
          </table:table-cell>
          <table:table-cell table:number-columns-repeated="4"/>
          <table:table-cell table:style-name="ce24" table:number-columns-repeated="4"/>
          <table:table-cell table:number-columns-repeated="998"/>
        </table:table-row>
        <table:table-row table:style-name="ro1">
          <table:table-cell table:style-name="ce19" office:value-type="float" office:value="102" calcext:value-type="float">
            <text:p>10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80" calcext:value-type="float">
            <text:p>80</text:p>
          </table:table-cell>
          <table:table-cell table:number-columns-repeated="6"/>
          <table:table-cell table:style-name="ce8"/>
          <table:table-cell table:style-name="ce8" office:value-type="float" office:value="180" calcext:value-type="float">
            <text:p>180</text:p>
          </table:table-cell>
          <table:table-cell table:style-name="ce8" office:value-type="float" office:value="1000" calcext:value-type="float">
            <text:p>1000</text:p>
          </table:table-cell>
          <table:table-cell table:number-columns-repeated="4"/>
          <table:table-cell table:style-name="ce24" table:number-columns-repeated="4"/>
          <table:table-cell table:number-columns-repeated="998"/>
        </table:table-row>
        <table:table-row table:style-name="ro1">
          <table:table-cell table:style-name="ce19" office:value-type="float" office:value="103" calcext:value-type="float">
            <text:p>10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style-name="ce8" office:value-type="float" office:value="90" calcext:value-type="float">
            <text:p>90</text:p>
          </table:table-cell>
          <table:table-cell table:number-columns-repeated="7"/>
          <table:table-cell office:value-type="float" office:value="180" calcext:value-type="float">
            <text:p>180</text:p>
          </table:table-cell>
          <table:table-cell office:value-type="float" office:value="1000" calcext:value-type="float">
            <text:p>1000</text:p>
          </table:table-cell>
          <table:table-cell table:number-columns-repeated="4"/>
          <table:table-cell table:style-name="ce24" table:number-columns-repeated="4"/>
          <table:table-cell table:number-columns-repeated="998"/>
        </table:table-row>
        <table:table-row table:style-name="ro1">
          <table:table-cell table:style-name="ce21" office:value-type="string" calcext:value-type="string" table:number-columns-spanned="3" table:number-rows-spanned="1">
            <text:p>Running multiple Experiments after </text:p>
          </table:table-cell>
          <table:covered-table-cell table:style-name="ce15" office:value-type="string" calcext:value-type="string">
            <text:p>e2-standard-4</text:p>
          </table:covered-table-cell>
          <table:covered-table-cell table:style-name="ce15"/>
          <table:table-cell table:style-name="ce21" office:value-type="string" calcext:value-type="string" table:number-columns-spanned="3" table:number-rows-spanned="1">
            <text:p>another with Ansible</text:p>
          </table:table-cell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repeated="13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repeated="2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number-columns-repeated="4"/>
        </table:table-row>
        <table:table-row table:style-name="ro1">
          <table:table-cell table:style-name="ce17" office:value-type="string" calcext:value-type="string">
            <text:p>45 (Default)</text:p>
          </table:table-cell>
          <table:table-cell table:style-name="ce25" office:value-type="string" calcext:value-type="string">
            <text:p>Random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style-name="ce8" office:value-type="float" office:value="90" calcext:value-type="float">
            <text:p>9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00% - 15s – 4 Pods – 15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100% - 15s </text:p>
          </table:table-cell>
          <table:table-cell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table:number-columns-repeated="4"/>
          <table:table-cell office:value-type="float" office:value="4.77" calcext:value-type="float">
            <text:p>4.77</text:p>
          </table:table-cell>
          <table:table-cell office:value-type="float" office:value="3936" calcext:value-type="float">
            <text:p>3936</text:p>
          </table:table-cell>
          <table:table-cell office:value-type="float" office:value="19962" calcext:value-type="float">
            <text:p>19962</text:p>
          </table:table-cell>
          <table:table-cell table:style-name="ce24" table:formula="of:=[.U62]*[.T62]/24" office:value-type="float" office:value="782.28" calcext:value-type="float">
            <text:p>782.28</text:p>
          </table:table-cell>
          <table:table-cell table:style-name="ce24" table:formula="of:=[.T62]*[.V62]/24" office:value-type="float" office:value="3967.4475" calcext:value-type="float">
            <text:p>3,967.45</text:p>
          </table:table-cell>
          <table:table-cell table:style-name="ce24" table:formula="of:=[.T62]*[.T62]*[.U62]/24" office:value-type="float" office:value="3731.4756" calcext:value-type="float">
            <text:p>3,731.48</text:p>
          </table:table-cell>
          <table:table-cell table:style-name="ce24" table:formula="of:=[.T62]*[.T62]*[.V62]/24" office:value-type="float" office:value="18924.724575" calcext:value-type="float">
            <text:p>18,924.72</text:p>
          </table:table-cell>
          <table:table-cell table:number-columns-repeated="998"/>
        </table:table-row>
        <table:table-row table:style-name="ro1">
          <table:table-cell table:style-name="ce17" office:value-type="string" calcext:value-type="string">
            <text:p>46 (Default)</text:p>
          </table:table-cell>
          <table:table-cell table:style-name="ce25" office:value-type="string" calcext:value-type="string">
            <text:p>Random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style-name="ce8" office:value-type="float" office:value="75" calcext:value-type="float">
            <text:p>7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00% - 15s – 4 Pods – 15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100% - 15s </text:p>
          </table:table-cell>
          <table:table-cell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table:number-columns-repeated="4"/>
          <table:table-cell office:value-type="float" office:value="6.51" calcext:value-type="float">
            <text:p>6.51</text:p>
          </table:table-cell>
          <table:table-cell office:value-type="float" office:value="2293" calcext:value-type="float">
            <text:p>2293</text:p>
          </table:table-cell>
          <table:table-cell office:value-type="float" office:value="21574" calcext:value-type="float">
            <text:p>21574</text:p>
          </table:table-cell>
          <table:table-cell table:style-name="ce24" table:formula="of:=[.U63]*[.T63]/24" office:value-type="float" office:value="621.97625" calcext:value-type="float">
            <text:p>621.98</text:p>
          </table:table-cell>
          <table:table-cell table:style-name="ce24" table:formula="of:=[.T63]*[.V63]/24" office:value-type="float" office:value="5851.9475" calcext:value-type="float">
            <text:p>5,851.95</text:p>
          </table:table-cell>
          <table:table-cell table:style-name="ce24" table:formula="of:=[.T63]*[.T63]*[.U63]/24" office:value-type="float" office:value="4049.0653875" calcext:value-type="float">
            <text:p>4,049.07</text:p>
          </table:table-cell>
          <table:table-cell table:style-name="ce24" table:formula="of:=[.T63]*[.T63]*[.V63]/24" office:value-type="float" office:value="38096.178225" calcext:value-type="float">
            <text:p>38,096.18</text:p>
          </table:table-cell>
          <table:table-cell table:number-columns-repeated="998"/>
        </table:table-row>
        <table:table-row table:style-name="ro1">
          <table:table-cell table:style-name="ce17" office:value-type="string" calcext:value-type="string">
            <text:p>47 (Default)</text:p>
          </table:table-cell>
          <table:table-cell table:style-name="ce25" office:value-type="string" calcext:value-type="string">
            <text:p>Random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style-name="ce8"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00% - 15s – 4 Pods – 15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100% - 15s </text:p>
          </table:table-cell>
          <table:table-cell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table:style-name="Default" table:number-columns-repeated="4"/>
          <table:table-cell office:value-type="float" office:value="8.95" calcext:value-type="float">
            <text:p>8.95</text:p>
          </table:table-cell>
          <table:table-cell office:value-type="float" office:value="1680" calcext:value-type="float">
            <text:p>1680</text:p>
          </table:table-cell>
          <table:table-cell office:value-type="float" office:value="18769" calcext:value-type="float">
            <text:p>18769</text:p>
          </table:table-cell>
          <table:table-cell table:style-name="ce24" table:formula="of:=[.U64]*[.T64]/24" office:value-type="float" office:value="626.5" calcext:value-type="float">
            <text:p>626.50</text:p>
          </table:table-cell>
          <table:table-cell table:style-name="ce24" table:formula="of:=[.T64]*[.V64]/24" office:value-type="float" office:value="6999.27291666667" calcext:value-type="float">
            <text:p>6,999.27</text:p>
          </table:table-cell>
          <table:table-cell table:style-name="ce24" table:formula="of:=[.T64]*[.T64]*[.U64]/24" office:value-type="float" office:value="5607.175" calcext:value-type="float">
            <text:p>5,607.18</text:p>
          </table:table-cell>
          <table:table-cell table:style-name="ce24" table:formula="of:=[.T64]*[.T64]*[.V64]/24" office:value-type="float" office:value="62643.4926041667" calcext:value-type="float">
            <text:p>62,643.49</text:p>
          </table:table-cell>
          <table:table-cell table:style-name="Default" table:number-columns-repeated="994"/>
          <table:table-cell table:number-columns-repeated="4"/>
        </table:table-row>
        <table:table-row table:style-name="ro1">
          <table:table-cell table:style-name="ce17" office:value-type="float" office:value="48" calcext:value-type="float">
            <text:p>48</text:p>
          </table:table-cell>
          <table:table-cell table:style-name="ce25" office:value-type="string" calcext:value-type="string">
            <text:p>Random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style-name="ce8" office:value-type="float" office:value="90" calcext:value-type="float">
            <text:p>9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00% - 15s – 4 Pods – 15s</text:p>
          </table:table-cell>
          <table:table-cell table:style-name="ce8" office:value-type="float" office:value="150" calcext:value-type="float">
            <text:p>150</text:p>
          </table:table-cell>
          <table:table-cell office:value-type="string" calcext:value-type="string">
            <text:p>100% - 15s </text:p>
          </table:table-cell>
          <table:table-cell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table:style-name="Default" table:number-columns-repeated="4"/>
          <table:table-cell office:value-type="float" office:value="4.43" calcext:value-type="float">
            <text:p>4.43</text:p>
          </table:table-cell>
          <table:table-cell office:value-type="float" office:value="6076" calcext:value-type="float">
            <text:p>6076</text:p>
          </table:table-cell>
          <table:table-cell office:value-type="float" office:value="22812" calcext:value-type="float">
            <text:p>22812</text:p>
          </table:table-cell>
          <table:table-cell table:style-name="ce24" table:formula="of:=[.U65]*[.T65]/24" office:value-type="float" office:value="1121.52833333333" calcext:value-type="float">
            <text:p>1,121.53</text:p>
          </table:table-cell>
          <table:table-cell table:style-name="ce24" table:formula="of:=[.T65]*[.V65]/24" office:value-type="float" office:value="4210.715" calcext:value-type="float">
            <text:p>4,210.72</text:p>
          </table:table-cell>
          <table:table-cell table:style-name="ce24" table:formula="of:=[.T65]*[.T65]*[.U65]/24" office:value-type="float" office:value="4968.37051666667" calcext:value-type="float">
            <text:p>4,968.37</text:p>
          </table:table-cell>
          <table:table-cell table:style-name="ce24" table:formula="of:=[.T65]*[.T65]*[.V65]/24" office:value-type="float" office:value="18653.46745" calcext:value-type="float">
            <text:p>18,653.47</text:p>
          </table:table-cell>
          <table:table-cell table:style-name="Default" table:number-columns-repeated="994"/>
          <table:table-cell table:number-columns-repeated="4"/>
        </table:table-row>
        <table:table-row table:style-name="ro1">
          <table:table-cell table:style-name="ce17" office:value-type="float" office:value="49" calcext:value-type="float">
            <text:p>49</text:p>
          </table:table-cell>
          <table:table-cell table:style-name="ce25" office:value-type="string" calcext:value-type="string">
            <text:p>Random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90" calcext:value-type="float">
            <text:p>9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00% - 15s – 4 Pods – 15s</text:p>
          </table:table-cell>
          <table:table-cell table:style-name="ce8" office:value-type="float" office:value="50" calcext:value-type="float">
            <text:p>50</text:p>
          </table:table-cell>
          <table:table-cell office:value-type="string" calcext:value-type="string">
            <text:p>100% - 15s </text:p>
          </table:table-cell>
          <table:table-cell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table:style-name="Default" table:number-columns-repeated="4"/>
          <table:table-cell office:value-type="float" office:value="3.97" calcext:value-type="float">
            <text:p>3.97</text:p>
          </table:table-cell>
          <table:table-cell office:value-type="float" office:value="7744" calcext:value-type="float">
            <text:p>7744</text:p>
          </table:table-cell>
          <table:table-cell office:value-type="float" office:value="26832" calcext:value-type="float">
            <text:p>26832</text:p>
          </table:table-cell>
          <table:table-cell table:style-name="ce24" table:formula="of:=[.U66]*[.T66]/24" office:value-type="float" office:value="1280.98666666667" calcext:value-type="float">
            <text:p>1,280.99</text:p>
          </table:table-cell>
          <table:table-cell table:style-name="ce24" table:formula="of:=[.T66]*[.V66]/24" office:value-type="float" office:value="4438.46" calcext:value-type="float">
            <text:p>4,438.46</text:p>
          </table:table-cell>
          <table:table-cell table:style-name="ce24" table:formula="of:=[.T66]*[.T66]*[.U66]/24" office:value-type="float" office:value="5085.51706666667" calcext:value-type="float">
            <text:p>5,085.52</text:p>
          </table:table-cell>
          <table:table-cell table:style-name="ce24" table:formula="of:=[.T66]*[.T66]*[.V66]/24" office:value-type="float" office:value="17620.6862" calcext:value-type="float">
            <text:p>17,620.69</text:p>
          </table:table-cell>
          <table:table-cell table:style-name="Default" table:number-columns-repeated="994"/>
          <table:table-cell table:number-columns-repeated="4"/>
        </table:table-row>
        <table:table-row table:style-name="ro3">
          <table:table-cell table:style-name="ce23" office:value-type="float" office:value="50" calcext:value-type="float">
            <text:p>50</text:p>
          </table:table-cell>
          <table:table-cell table:style-name="ce31" office:value-type="string" calcext:value-type="string">
            <text:p>Stair</text:p>
          </table:table-cell>
          <table:table-cell table:style-name="ce23" office:value-type="float" office:value="15" calcext:value-type="float">
            <text:p>15</text:p>
          </table:table-cell>
          <table:table-cell table:style-name="ce23" office:value-type="string" calcext:value-type="string">
            <text:p>-</text:p>
          </table:table-cell>
          <table:table-cell table:style-name="ce23" office:value-type="float" office:value="10000" calcext:value-type="float">
            <text:p>10000</text:p>
          </table:table-cell>
          <table:table-cell table:style-name="ce23" office:value-type="string" calcext:value-type="string">
            <text:p>-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24" calcext:value-type="float">
            <text:p>24</text:p>
          </table:table-cell>
          <table:table-cell table:style-name="ce34" office:value-type="float" office:value="60" calcext:value-type="float">
            <text:p>60</text:p>
          </table:table-cell>
          <table:table-cell table:style-name="ce23" office:value-type="float" office:value="15" calcext:value-type="float">
            <text:p>15</text:p>
          </table:table-cell>
          <table:table-cell table:style-name="ce23" office:value-type="string" calcext:value-type="string">
            <text:p>4 Pods – 15s</text:p>
          </table:table-cell>
          <table:table-cell table:style-name="ce23" office:value-type="float" office:value="180" calcext:value-type="float">
            <text:p>180</text:p>
          </table:table-cell>
          <table:table-cell table:style-name="ce26" office:value-type="string" calcext:value-type="string">
            <text:p>4 Pods – 15s</text:p>
          </table:table-cell>
          <table:table-cell table:style-name="ce23" office:value-type="string" calcext:value-type="string">
            <text:p>250m</text:p>
          </table:table-cell>
          <table:table-cell table:style-name="ce23" office:value-type="string" calcext:value-type="string">
            <text:p>512Mi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3" office:value-type="string" calcext:value-type="string">
            <text:p>CPU</text:p>
          </table:table-cell>
          <table:table-cell table:style-name="ce23" office:value-type="float" office:value="19.2" calcext:value-type="float">
            <text:p>19.2</text:p>
          </table:table-cell>
          <table:table-cell table:style-name="ce23" office:value-type="float" office:value="467" calcext:value-type="float">
            <text:p>467</text:p>
          </table:table-cell>
          <table:table-cell table:style-name="ce23" office:value-type="float" office:value="8463" calcext:value-type="float">
            <text:p>8463</text:p>
          </table:table-cell>
          <table:table-cell table:style-name="ce39" table:formula="of:=[.T67]*[.S67]/24" office:value-type="float" office:value="373.6" calcext:value-type="float">
            <text:p>373.60</text:p>
          </table:table-cell>
          <table:table-cell table:style-name="ce39" table:formula="of:=[.S67]*[.U67]/24" office:value-type="float" office:value="6770.4" calcext:value-type="float">
            <text:p>6,770.40</text:p>
          </table:table-cell>
          <table:table-cell table:style-name="ce39" table:formula="of:=[.S67]*[.S67]*[.T67]/24" office:value-type="float" office:value="7173.12" calcext:value-type="float">
            <text:p>7,173.12</text:p>
          </table:table-cell>
          <table:table-cell table:style-name="ce39" table:formula="of:=[.S67]*[.S67]*[.U67]/24" office:value-type="float" office:value="129991.68" calcext:value-type="float">
            <text:p>129,991.68</text:p>
          </table:table-cell>
          <table:table-cell table:style-name="ce23" table:number-columns-repeated="994"/>
          <table:table-cell table:style-name="ce41" table:number-columns-repeated="5"/>
        </table:table-row>
        <table:table-row table:style-name="ro4">
          <table:table-cell table:style-name="ce23" office:value-type="float" office:value="51" calcext:value-type="float">
            <text:p>51</text:p>
          </table:table-cell>
          <table:table-cell table:style-name="ce31" office:value-type="string" calcext:value-type="string">
            <text:p>Stair</text:p>
          </table:table-cell>
          <table:table-cell table:style-name="ce23" office:value-type="float" office:value="15" calcext:value-type="float">
            <text:p>15</text:p>
          </table:table-cell>
          <table:table-cell table:style-name="ce23" office:value-type="string" calcext:value-type="string">
            <text:p>-</text:p>
          </table:table-cell>
          <table:table-cell table:style-name="ce23" office:value-type="float" office:value="10000" calcext:value-type="float">
            <text:p>10000</text:p>
          </table:table-cell>
          <table:table-cell table:style-name="ce23" office:value-type="string" calcext:value-type="string">
            <text:p>-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24" calcext:value-type="float">
            <text:p>24</text:p>
          </table:table-cell>
          <table:table-cell table:style-name="ce34" office:value-type="float" office:value="65" calcext:value-type="float">
            <text:p>65</text:p>
          </table:table-cell>
          <table:table-cell table:style-name="ce23" office:value-type="float" office:value="15" calcext:value-type="float">
            <text:p>15</text:p>
          </table:table-cell>
          <table:table-cell table:style-name="ce23" office:value-type="string" calcext:value-type="string">
            <text:p>4 Pods – 15s</text:p>
          </table:table-cell>
          <table:table-cell table:style-name="ce23" office:value-type="float" office:value="180" calcext:value-type="float">
            <text:p>180</text:p>
          </table:table-cell>
          <table:table-cell table:style-name="ce26" office:value-type="string" calcext:value-type="string">
            <text:p>4 Pods – 15s</text:p>
          </table:table-cell>
          <table:table-cell table:style-name="ce23" office:value-type="string" calcext:value-type="string">
            <text:p>250m</text:p>
          </table:table-cell>
          <table:table-cell table:style-name="ce23" office:value-type="string" calcext:value-type="string">
            <text:p>512Mi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3" office:value-type="string" calcext:value-type="string">
            <text:p>CPU</text:p>
          </table:table-cell>
          <table:table-cell table:style-name="ce23" office:value-type="float" office:value="19.1" calcext:value-type="float">
            <text:p>19.1</text:p>
          </table:table-cell>
          <table:table-cell table:style-name="ce23" office:value-type="float" office:value="764" calcext:value-type="float">
            <text:p>764</text:p>
          </table:table-cell>
          <table:table-cell table:style-name="ce23" office:value-type="float" office:value="12901" calcext:value-type="float">
            <text:p>12901</text:p>
          </table:table-cell>
          <table:table-cell table:style-name="ce39" table:formula="of:=[.T68]*[.S68]/24" office:value-type="float" office:value="608.016666666667" calcext:value-type="float">
            <text:p>608.02</text:p>
          </table:table-cell>
          <table:table-cell table:style-name="ce39" table:formula="of:=[.S68]*[.U68]/24" office:value-type="float" office:value="10267.0458333333" calcext:value-type="float">
            <text:p>10,267.05</text:p>
          </table:table-cell>
          <table:table-cell table:style-name="ce39" table:formula="of:=[.S68]*[.S68]*[.T68]/24" office:value-type="float" office:value="11613.1183333333" calcext:value-type="float">
            <text:p>11,613.12</text:p>
          </table:table-cell>
          <table:table-cell table:style-name="ce39" table:formula="of:=[.S68]*[.S68]*[.U68]/24" office:value-type="float" office:value="196100.575416667" calcext:value-type="float">
            <text:p>196,100.58</text:p>
          </table:table-cell>
          <table:table-cell table:style-name="ce23" table:number-columns-repeated="994"/>
          <table:table-cell table:style-name="ce41" table:number-columns-repeated="5"/>
        </table:table-row>
        <table:table-row table:style-name="ro3">
          <table:table-cell table:style-name="ce23" office:value-type="float" office:value="52" calcext:value-type="float">
            <text:p>52</text:p>
          </table:table-cell>
          <table:table-cell table:style-name="ce31" office:value-type="string" calcext:value-type="string">
            <text:p>Stair</text:p>
          </table:table-cell>
          <table:table-cell table:style-name="ce23" office:value-type="float" office:value="15" calcext:value-type="float">
            <text:p>15</text:p>
          </table:table-cell>
          <table:table-cell table:style-name="ce23" office:value-type="string" calcext:value-type="string">
            <text:p>-</text:p>
          </table:table-cell>
          <table:table-cell table:style-name="ce23" office:value-type="float" office:value="10000" calcext:value-type="float">
            <text:p>10000</text:p>
          </table:table-cell>
          <table:table-cell table:style-name="ce23" office:value-type="string" calcext:value-type="string">
            <text:p>-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24" calcext:value-type="float">
            <text:p>24</text:p>
          </table:table-cell>
          <table:table-cell table:style-name="ce34" office:value-type="float" office:value="70" calcext:value-type="float">
            <text:p>70</text:p>
          </table:table-cell>
          <table:table-cell table:style-name="ce23" office:value-type="float" office:value="15" calcext:value-type="float">
            <text:p>15</text:p>
          </table:table-cell>
          <table:table-cell table:style-name="ce23" office:value-type="string" calcext:value-type="string">
            <text:p>4 Pods – 15s</text:p>
          </table:table-cell>
          <table:table-cell table:style-name="ce23" office:value-type="float" office:value="180" calcext:value-type="float">
            <text:p>180</text:p>
          </table:table-cell>
          <table:table-cell table:style-name="ce26" office:value-type="string" calcext:value-type="string">
            <text:p>4 Pods – 15s</text:p>
          </table:table-cell>
          <table:table-cell table:style-name="ce23" office:value-type="string" calcext:value-type="string">
            <text:p>250m</text:p>
          </table:table-cell>
          <table:table-cell table:style-name="ce23" office:value-type="string" calcext:value-type="string">
            <text:p>512Mi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3" office:value-type="string" calcext:value-type="string">
            <text:p>CPU</text:p>
          </table:table-cell>
          <table:table-cell table:style-name="ce23" office:value-type="float" office:value="18.1" calcext:value-type="float">
            <text:p>18.1</text:p>
          </table:table-cell>
          <table:table-cell table:style-name="ce23" office:value-type="float" office:value="825" calcext:value-type="float">
            <text:p>825</text:p>
          </table:table-cell>
          <table:table-cell table:style-name="ce23" office:value-type="float" office:value="16406" calcext:value-type="float">
            <text:p>16406</text:p>
          </table:table-cell>
          <table:table-cell table:style-name="ce39" table:formula="of:=[.T69]*[.S69]/24" office:value-type="float" office:value="622.1875" calcext:value-type="float">
            <text:p>622.19</text:p>
          </table:table-cell>
          <table:table-cell table:style-name="ce39" table:formula="of:=[.S69]*[.U69]/24" office:value-type="float" office:value="12372.8583333333" calcext:value-type="float">
            <text:p>12,372.86</text:p>
          </table:table-cell>
          <table:table-cell table:style-name="ce39" table:formula="of:=[.S69]*[.S69]*[.T69]/24" office:value-type="float" office:value="11261.59375" calcext:value-type="float">
            <text:p>11,261.59</text:p>
          </table:table-cell>
          <table:table-cell table:style-name="ce39" table:formula="of:=[.S69]*[.S69]*[.U69]/24" office:value-type="float" office:value="223948.735833333" calcext:value-type="float">
            <text:p>223,948.74</text:p>
          </table:table-cell>
          <table:table-cell table:style-name="ce23" table:number-columns-repeated="994"/>
          <table:table-cell table:style-name="ce41" table:number-columns-repeated="5"/>
        </table:table-row>
        <table:table-row table:style-name="ro3">
          <table:table-cell table:style-name="ce23" office:value-type="float" office:value="53" calcext:value-type="float">
            <text:p>53</text:p>
          </table:table-cell>
          <table:table-cell table:style-name="ce31" office:value-type="string" calcext:value-type="string">
            <text:p>Stair</text:p>
          </table:table-cell>
          <table:table-cell table:style-name="ce23" office:value-type="float" office:value="15" calcext:value-type="float">
            <text:p>15</text:p>
          </table:table-cell>
          <table:table-cell table:style-name="ce23" office:value-type="string" calcext:value-type="string">
            <text:p>-</text:p>
          </table:table-cell>
          <table:table-cell table:style-name="ce23" office:value-type="float" office:value="10000" calcext:value-type="float">
            <text:p>10000</text:p>
          </table:table-cell>
          <table:table-cell table:style-name="ce23" office:value-type="string" calcext:value-type="string">
            <text:p>-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24" calcext:value-type="float">
            <text:p>24</text:p>
          </table:table-cell>
          <table:table-cell table:style-name="ce34" office:value-type="float" office:value="75" calcext:value-type="float">
            <text:p>75</text:p>
          </table:table-cell>
          <table:table-cell table:style-name="ce23" office:value-type="float" office:value="15" calcext:value-type="float">
            <text:p>15</text:p>
          </table:table-cell>
          <table:table-cell table:style-name="ce23" office:value-type="string" calcext:value-type="string">
            <text:p>4 Pods – 15s</text:p>
          </table:table-cell>
          <table:table-cell table:style-name="ce23" office:value-type="float" office:value="180" calcext:value-type="float">
            <text:p>180</text:p>
          </table:table-cell>
          <table:table-cell table:style-name="ce26" office:value-type="string" calcext:value-type="string">
            <text:p>4 Pods – 15s</text:p>
          </table:table-cell>
          <table:table-cell table:style-name="ce23" office:value-type="string" calcext:value-type="string">
            <text:p>250m</text:p>
          </table:table-cell>
          <table:table-cell table:style-name="ce23" office:value-type="string" calcext:value-type="string">
            <text:p>512Mi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3" office:value-type="string" calcext:value-type="string">
            <text:p>CPU</text:p>
          </table:table-cell>
          <table:table-cell table:style-name="ce23" office:value-type="float" office:value="17.6" calcext:value-type="float">
            <text:p>17.6</text:p>
          </table:table-cell>
          <table:table-cell table:style-name="ce23" office:value-type="float" office:value="1934" calcext:value-type="float">
            <text:p>1934</text:p>
          </table:table-cell>
          <table:table-cell table:style-name="ce23" office:value-type="float" office:value="19130" calcext:value-type="float">
            <text:p>19130</text:p>
          </table:table-cell>
          <table:table-cell table:style-name="ce39" table:formula="of:=[.T70]*[.S70]/24" office:value-type="float" office:value="1418.26666666667" calcext:value-type="float">
            <text:p>1,418.27</text:p>
          </table:table-cell>
          <table:table-cell table:style-name="ce39" table:formula="of:=[.S70]*[.U70]/24" office:value-type="float" office:value="14028.6666666667" calcext:value-type="float">
            <text:p>14,028.67</text:p>
          </table:table-cell>
          <table:table-cell table:style-name="ce39" table:formula="of:=[.S70]*[.S70]*[.T70]/24" office:value-type="float" office:value="24961.4933333333" calcext:value-type="float">
            <text:p>24,961.49</text:p>
          </table:table-cell>
          <table:table-cell table:style-name="ce39" table:formula="of:=[.S70]*[.S70]*[.U70]/24" office:value-type="float" office:value="246904.533333333" calcext:value-type="float">
            <text:p>246,904.53</text:p>
          </table:table-cell>
          <table:table-cell table:style-name="ce23" table:number-columns-repeated="994"/>
          <table:table-cell table:style-name="ce41" table:number-columns-repeated="5"/>
        </table:table-row>
        <table:table-row table:style-name="ro3">
          <table:table-cell table:style-name="ce23" office:value-type="float" office:value="54" calcext:value-type="float">
            <text:p>54</text:p>
          </table:table-cell>
          <table:table-cell table:style-name="ce31" office:value-type="string" calcext:value-type="string">
            <text:p>Stair</text:p>
          </table:table-cell>
          <table:table-cell table:style-name="ce23" office:value-type="float" office:value="15" calcext:value-type="float">
            <text:p>15</text:p>
          </table:table-cell>
          <table:table-cell table:style-name="ce23" office:value-type="string" calcext:value-type="string">
            <text:p>-</text:p>
          </table:table-cell>
          <table:table-cell table:style-name="ce23" office:value-type="float" office:value="10000" calcext:value-type="float">
            <text:p>10000</text:p>
          </table:table-cell>
          <table:table-cell table:style-name="ce23" office:value-type="string" calcext:value-type="string">
            <text:p>-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24" calcext:value-type="float">
            <text:p>24</text:p>
          </table:table-cell>
          <table:table-cell table:style-name="ce34" office:value-type="float" office:value="80" calcext:value-type="float">
            <text:p>80</text:p>
          </table:table-cell>
          <table:table-cell table:style-name="ce23" office:value-type="float" office:value="15" calcext:value-type="float">
            <text:p>15</text:p>
          </table:table-cell>
          <table:table-cell table:style-name="ce23" office:value-type="string" calcext:value-type="string">
            <text:p>4 Pods – 15s</text:p>
          </table:table-cell>
          <table:table-cell table:style-name="ce23" office:value-type="float" office:value="180" calcext:value-type="float">
            <text:p>180</text:p>
          </table:table-cell>
          <table:table-cell table:style-name="ce26" office:value-type="string" calcext:value-type="string">
            <text:p>4 Pods – 15s</text:p>
          </table:table-cell>
          <table:table-cell table:style-name="ce23" office:value-type="string" calcext:value-type="string">
            <text:p>250m</text:p>
          </table:table-cell>
          <table:table-cell table:style-name="ce23" office:value-type="string" calcext:value-type="string">
            <text:p>512Mi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3" office:value-type="string" calcext:value-type="string">
            <text:p>CPU</text:p>
          </table:table-cell>
          <table:table-cell table:style-name="ce23" office:value-type="float" office:value="17.3" calcext:value-type="float">
            <text:p>17.3</text:p>
          </table:table-cell>
          <table:table-cell table:style-name="ce23" office:value-type="float" office:value="3954" calcext:value-type="float">
            <text:p>3954</text:p>
          </table:table-cell>
          <table:table-cell table:style-name="ce23" office:value-type="float" office:value="19471" calcext:value-type="float">
            <text:p>19471</text:p>
          </table:table-cell>
          <table:table-cell table:style-name="ce39" table:formula="of:=[.T71]*[.S71]/24" office:value-type="float" office:value="2850.175" calcext:value-type="float">
            <text:p>2,850.18</text:p>
          </table:table-cell>
          <table:table-cell table:style-name="ce39" table:formula="of:=[.S71]*[.U71]/24" office:value-type="float" office:value="14035.3458333333" calcext:value-type="float">
            <text:p>14,035.35</text:p>
          </table:table-cell>
          <table:table-cell table:style-name="ce39" table:formula="of:=[.S71]*[.S71]*[.T71]/24" office:value-type="float" office:value="49308.0275" calcext:value-type="float">
            <text:p>49,308.03</text:p>
          </table:table-cell>
          <table:table-cell table:style-name="ce39" table:formula="of:=[.S71]*[.S71]*[.U71]/24" office:value-type="float" office:value="242811.482916667" calcext:value-type="float">
            <text:p>242,811.48</text:p>
          </table:table-cell>
          <table:table-cell table:style-name="ce23" table:number-columns-repeated="994"/>
          <table:table-cell table:style-name="ce41" table:number-columns-repeated="5"/>
        </table:table-row>
        <table:table-row table:style-name="ro3">
          <table:table-cell table:style-name="ce23" office:value-type="float" office:value="55" calcext:value-type="float">
            <text:p>55</text:p>
          </table:table-cell>
          <table:table-cell table:style-name="ce31" office:value-type="string" calcext:value-type="string">
            <text:p>Stair</text:p>
          </table:table-cell>
          <table:table-cell table:style-name="ce23" office:value-type="float" office:value="15" calcext:value-type="float">
            <text:p>15</text:p>
          </table:table-cell>
          <table:table-cell table:style-name="ce23" office:value-type="string" calcext:value-type="string">
            <text:p>-</text:p>
          </table:table-cell>
          <table:table-cell table:style-name="ce23" office:value-type="float" office:value="10000" calcext:value-type="float">
            <text:p>10000</text:p>
          </table:table-cell>
          <table:table-cell table:style-name="ce23" office:value-type="string" calcext:value-type="string">
            <text:p>-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24" calcext:value-type="float">
            <text:p>24</text:p>
          </table:table-cell>
          <table:table-cell table:style-name="ce34" office:value-type="float" office:value="85" calcext:value-type="float">
            <text:p>85</text:p>
          </table:table-cell>
          <table:table-cell table:style-name="ce23" office:value-type="float" office:value="15" calcext:value-type="float">
            <text:p>15</text:p>
          </table:table-cell>
          <table:table-cell table:style-name="ce23" office:value-type="string" calcext:value-type="string">
            <text:p>4 Pods – 15s</text:p>
          </table:table-cell>
          <table:table-cell table:style-name="ce23" office:value-type="float" office:value="180" calcext:value-type="float">
            <text:p>180</text:p>
          </table:table-cell>
          <table:table-cell table:style-name="ce26" office:value-type="string" calcext:value-type="string">
            <text:p>4 Pods – 15s</text:p>
          </table:table-cell>
          <table:table-cell table:style-name="ce23" office:value-type="string" calcext:value-type="string">
            <text:p>250m</text:p>
          </table:table-cell>
          <table:table-cell table:style-name="ce23" office:value-type="string" calcext:value-type="string">
            <text:p>512Mi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3" office:value-type="string" calcext:value-type="string">
            <text:p>CPU</text:p>
          </table:table-cell>
          <table:table-cell table:style-name="ce23" office:value-type="float" office:value="13.7" calcext:value-type="float">
            <text:p>13.7</text:p>
          </table:table-cell>
          <table:table-cell table:style-name="ce23" office:value-type="float" office:value="27704" calcext:value-type="float">
            <text:p>27704</text:p>
          </table:table-cell>
          <table:table-cell table:style-name="ce23" office:value-type="float" office:value="141915" calcext:value-type="float">
            <text:p>141915</text:p>
          </table:table-cell>
          <table:table-cell table:style-name="ce39" table:formula="of:=[.T72]*[.S72]/24" office:value-type="float" office:value="15814.3666666667" calcext:value-type="float">
            <text:p>15,814.37</text:p>
          </table:table-cell>
          <table:table-cell table:style-name="ce39" table:formula="of:=[.S72]*[.U72]/24" office:value-type="float" office:value="81009.8125" calcext:value-type="float">
            <text:p>81,009.81</text:p>
          </table:table-cell>
          <table:table-cell table:style-name="ce39" table:formula="of:=[.S72]*[.S72]*[.T72]/24" office:value-type="float" office:value="216656.823333333" calcext:value-type="float">
            <text:p>216,656.82</text:p>
          </table:table-cell>
          <table:table-cell table:style-name="ce39" table:formula="of:=[.S72]*[.S72]*[.U72]/24" office:value-type="float" office:value="1109834.43125" calcext:value-type="float">
            <text:p>1,109,834.43</text:p>
          </table:table-cell>
          <table:table-cell table:style-name="ce23" table:number-columns-repeated="994"/>
          <table:table-cell table:style-name="ce41" table:number-columns-repeated="5"/>
        </table:table-row>
        <table:table-row table:style-name="ro3">
          <table:table-cell table:style-name="ce23" office:value-type="float" office:value="56" calcext:value-type="float">
            <text:p>56</text:p>
          </table:table-cell>
          <table:table-cell table:style-name="ce31" office:value-type="string" calcext:value-type="string">
            <text:p>Stair</text:p>
          </table:table-cell>
          <table:table-cell table:style-name="ce23" office:value-type="float" office:value="15" calcext:value-type="float">
            <text:p>15</text:p>
          </table:table-cell>
          <table:table-cell table:style-name="ce23" office:value-type="string" calcext:value-type="string">
            <text:p>-</text:p>
          </table:table-cell>
          <table:table-cell table:style-name="ce23" office:value-type="float" office:value="10000" calcext:value-type="float">
            <text:p>10000</text:p>
          </table:table-cell>
          <table:table-cell table:style-name="ce23" office:value-type="string" calcext:value-type="string">
            <text:p>-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24" calcext:value-type="float">
            <text:p>24</text:p>
          </table:table-cell>
          <table:table-cell table:style-name="ce34" office:value-type="float" office:value="90" calcext:value-type="float">
            <text:p>90</text:p>
          </table:table-cell>
          <table:table-cell table:style-name="ce23" office:value-type="float" office:value="15" calcext:value-type="float">
            <text:p>15</text:p>
          </table:table-cell>
          <table:table-cell table:style-name="ce23" office:value-type="string" calcext:value-type="string">
            <text:p>4 Pods – 15s</text:p>
          </table:table-cell>
          <table:table-cell table:style-name="ce23" office:value-type="float" office:value="180" calcext:value-type="float">
            <text:p>180</text:p>
          </table:table-cell>
          <table:table-cell table:style-name="ce26" office:value-type="string" calcext:value-type="string">
            <text:p>4 Pods – 15s</text:p>
          </table:table-cell>
          <table:table-cell table:style-name="ce23" office:value-type="string" calcext:value-type="string">
            <text:p>250m</text:p>
          </table:table-cell>
          <table:table-cell table:style-name="ce23" office:value-type="string" calcext:value-type="string">
            <text:p>512Mi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3" office:value-type="string" calcext:value-type="string">
            <text:p>CPU</text:p>
          </table:table-cell>
          <table:table-cell table:style-name="ce23" office:value-type="float" office:value="12.9" calcext:value-type="float">
            <text:p>12.9</text:p>
          </table:table-cell>
          <table:table-cell table:style-name="ce23" office:value-type="float" office:value="302271" calcext:value-type="float">
            <text:p>302271</text:p>
          </table:table-cell>
          <table:table-cell table:style-name="ce23" office:value-type="float" office:value="664764" calcext:value-type="float">
            <text:p>664764</text:p>
          </table:table-cell>
          <table:table-cell table:style-name="ce39" table:formula="of:=[.T73]*[.S73]/24" office:value-type="float" office:value="162470.6625" calcext:value-type="float">
            <text:p>162,470.66</text:p>
          </table:table-cell>
          <table:table-cell table:style-name="ce39" table:formula="of:=[.S73]*[.U73]/24" office:value-type="float" office:value="357310.65" calcext:value-type="float">
            <text:p>357,310.65</text:p>
          </table:table-cell>
          <table:table-cell table:style-name="ce39" table:formula="of:=[.S73]*[.S73]*[.T73]/24" office:value-type="float" office:value="2095871.54625" calcext:value-type="float">
            <text:p>2,095,871.55</text:p>
          </table:table-cell>
          <table:table-cell table:style-name="ce39" table:formula="of:=[.S73]*[.S73]*[.U73]/24" office:value-type="float" office:value="4609307.385" calcext:value-type="float">
            <text:p>4,609,307.39</text:p>
          </table:table-cell>
          <table:table-cell table:style-name="ce23" table:number-columns-repeated="994"/>
          <table:table-cell table:style-name="ce41" table:number-columns-repeated="5"/>
        </table:table-row>
        <table:table-row table:style-name="ro3">
          <table:table-cell table:style-name="ce26" office:value-type="float" office:value="57" calcext:value-type="float">
            <text:p>57</text:p>
          </table:table-cell>
          <table:table-cell table:style-name="ce32" office:value-type="string" calcext:value-type="string">
            <text:p>Stair</text:p>
          </table:table-cell>
          <table:table-cell table:style-name="ce26" office:value-type="float" office:value="15" calcext:value-type="float">
            <text:p>15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10000" calcext:value-type="float">
            <text:p>10000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24" calcext:value-type="float">
            <text:p>24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15" calcext:value-type="float">
            <text:p>15</text:p>
          </table:table-cell>
          <table:table-cell table:style-name="ce26" office:value-type="string" calcext:value-type="string">
            <text:p>4 Pods – 15s</text:p>
          </table:table-cell>
          <table:table-cell table:style-name="ce35" office:value-type="float" office:value="300" calcext:value-type="float">
            <text:p>300</text:p>
          </table:table-cell>
          <table:table-cell table:style-name="ce26" office:value-type="string" calcext:value-type="string">
            <text:p>4 Pods – 15s</text:p>
          </table:table-cell>
          <table:table-cell table:style-name="ce26" office:value-type="string" calcext:value-type="string">
            <text:p>250m</text:p>
          </table:table-cell>
          <table:table-cell table:style-name="ce26" office:value-type="string" calcext:value-type="string">
            <text:p>512Mi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6" office:value-type="string" calcext:value-type="string">
            <text:p>CPU</text:p>
          </table:table-cell>
          <table:table-cell table:style-name="ce26" office:value-type="float" office:value="15" calcext:value-type="float">
            <text:p>15</text:p>
          </table:table-cell>
          <table:table-cell table:style-name="ce26" office:value-type="float" office:value="13904" calcext:value-type="float">
            <text:p>13904</text:p>
          </table:table-cell>
          <table:table-cell table:style-name="ce26" office:value-type="float" office:value="41273" calcext:value-type="float">
            <text:p>41273</text:p>
          </table:table-cell>
          <table:table-cell table:style-name="ce39" table:formula="of:=[.T74]*[.S74]/24" office:value-type="float" office:value="8690" calcext:value-type="float">
            <text:p>8,690.00</text:p>
          </table:table-cell>
          <table:table-cell table:style-name="ce39" table:formula="of:=[.S74]*[.U74]/24" office:value-type="float" office:value="25795.625" calcext:value-type="float">
            <text:p>25,795.63</text:p>
          </table:table-cell>
          <table:table-cell table:style-name="ce39" table:formula="of:=[.S74]*[.S74]*[.T74]/24" office:value-type="float" office:value="130350" calcext:value-type="float">
            <text:p>130,350.00</text:p>
          </table:table-cell>
          <table:table-cell table:style-name="ce39" table:formula="of:=[.S74]*[.S74]*[.U74]/24" office:value-type="float" office:value="386934.375" calcext:value-type="float">
            <text:p>386,934.38</text:p>
          </table:table-cell>
          <table:table-cell table:style-name="ce23" table:number-columns-repeated="994"/>
          <table:table-cell table:style-name="ce41" table:number-columns-repeated="5"/>
        </table:table-row>
        <table:table-row table:style-name="ro3">
          <table:table-cell table:style-name="ce26" office:value-type="float" office:value="58" calcext:value-type="float">
            <text:p>58</text:p>
          </table:table-cell>
          <table:table-cell table:style-name="ce32" office:value-type="string" calcext:value-type="string">
            <text:p>Stair</text:p>
          </table:table-cell>
          <table:table-cell table:style-name="ce26" office:value-type="float" office:value="15" calcext:value-type="float">
            <text:p>15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10000" calcext:value-type="float">
            <text:p>10000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24" calcext:value-type="float">
            <text:p>24</text:p>
          </table:table-cell>
          <table:table-cell table:style-name="ce35" office:value-type="float" office:value="60" calcext:value-type="float">
            <text:p>60</text:p>
          </table:table-cell>
          <table:table-cell table:style-name="ce26" office:value-type="float" office:value="15" calcext:value-type="float">
            <text:p>15</text:p>
          </table:table-cell>
          <table:table-cell table:style-name="ce26" office:value-type="string" calcext:value-type="string">
            <text:p>4 Pods – 15s</text:p>
          </table:table-cell>
          <table:table-cell table:style-name="ce26" office:value-type="float" office:value="300" calcext:value-type="float">
            <text:p>300</text:p>
          </table:table-cell>
          <table:table-cell table:style-name="ce26" office:value-type="string" calcext:value-type="string">
            <text:p>4 Pods – 15s</text:p>
          </table:table-cell>
          <table:table-cell table:style-name="ce26" office:value-type="string" calcext:value-type="string">
            <text:p>250m</text:p>
          </table:table-cell>
          <table:table-cell table:style-name="ce26" office:value-type="string" calcext:value-type="string">
            <text:p>512Mi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6" office:value-type="string" calcext:value-type="string">
            <text:p>CPU</text:p>
          </table:table-cell>
          <table:table-cell table:style-name="ce26" office:value-type="float" office:value="19.8" calcext:value-type="float">
            <text:p>19.8</text:p>
          </table:table-cell>
          <table:table-cell table:style-name="ce26" office:value-type="float" office:value="284" calcext:value-type="float">
            <text:p>284</text:p>
          </table:table-cell>
          <table:table-cell table:style-name="ce26" office:value-type="float" office:value="8143" calcext:value-type="float">
            <text:p>8143</text:p>
          </table:table-cell>
          <table:table-cell table:style-name="ce39" table:formula="of:=[.T75]*[.S75]/24" office:value-type="float" office:value="234.3" calcext:value-type="float">
            <text:p>234.30</text:p>
          </table:table-cell>
          <table:table-cell table:style-name="ce39" table:formula="of:=[.S75]*[.U75]/24" office:value-type="float" office:value="6717.975" calcext:value-type="float">
            <text:p>6,717.98</text:p>
          </table:table-cell>
          <table:table-cell table:style-name="ce39" table:formula="of:=[.S75]*[.S75]*[.T75]/24" office:value-type="float" office:value="4639.14" calcext:value-type="float">
            <text:p>4,639.14</text:p>
          </table:table-cell>
          <table:table-cell table:style-name="ce39" table:formula="of:=[.S75]*[.S75]*[.U75]/24" office:value-type="float" office:value="133015.905" calcext:value-type="float">
            <text:p>133,015.91</text:p>
          </table:table-cell>
          <table:table-cell table:style-name="ce23" table:number-columns-repeated="994"/>
          <table:table-cell table:style-name="ce41" table:number-columns-repeated="5"/>
        </table:table-row>
        <table:table-row table:style-name="ro4">
          <table:table-cell table:style-name="ce26" office:value-type="float" office:value="59" calcext:value-type="float">
            <text:p>59</text:p>
          </table:table-cell>
          <table:table-cell table:style-name="ce32" office:value-type="string" calcext:value-type="string">
            <text:p>Stair</text:p>
          </table:table-cell>
          <table:table-cell table:style-name="ce26" office:value-type="float" office:value="15" calcext:value-type="float">
            <text:p>15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10000" calcext:value-type="float">
            <text:p>10000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24" calcext:value-type="float">
            <text:p>24</text:p>
          </table:table-cell>
          <table:table-cell table:style-name="ce34" office:value-type="float" office:value="65" calcext:value-type="float">
            <text:p>65</text:p>
          </table:table-cell>
          <table:table-cell table:style-name="ce26" office:value-type="float" office:value="15" calcext:value-type="float">
            <text:p>15</text:p>
          </table:table-cell>
          <table:table-cell table:style-name="ce26" office:value-type="string" calcext:value-type="string">
            <text:p>4 Pods – 15s</text:p>
          </table:table-cell>
          <table:table-cell table:style-name="ce26" office:value-type="float" office:value="300" calcext:value-type="float">
            <text:p>300</text:p>
          </table:table-cell>
          <table:table-cell table:style-name="ce26" office:value-type="string" calcext:value-type="string">
            <text:p>4 Pods – 15s</text:p>
          </table:table-cell>
          <table:table-cell table:style-name="ce26" office:value-type="string" calcext:value-type="string">
            <text:p>250m</text:p>
          </table:table-cell>
          <table:table-cell table:style-name="ce26" office:value-type="string" calcext:value-type="string">
            <text:p>512Mi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6" office:value-type="string" calcext:value-type="string">
            <text:p>CPU</text:p>
          </table:table-cell>
          <table:table-cell table:style-name="ce23" office:value-type="float" office:value="19.7" calcext:value-type="float">
            <text:p>19.7</text:p>
          </table:table-cell>
          <table:table-cell table:style-name="ce23" office:value-type="float" office:value="318" calcext:value-type="float">
            <text:p>318</text:p>
          </table:table-cell>
          <table:table-cell table:style-name="ce23" office:value-type="float" office:value="8309" calcext:value-type="float">
            <text:p>8309</text:p>
          </table:table-cell>
          <table:table-cell table:style-name="ce39" table:formula="of:=[.T76]*[.S76]/24" office:value-type="float" office:value="261.025" calcext:value-type="float">
            <text:p>261.03</text:p>
          </table:table-cell>
          <table:table-cell table:style-name="ce39" table:formula="of:=[.S76]*[.U76]/24" office:value-type="float" office:value="6820.30416666667" calcext:value-type="float">
            <text:p>6,820.30</text:p>
          </table:table-cell>
          <table:table-cell table:style-name="ce39" table:formula="of:=[.S76]*[.S76]*[.T76]/24" office:value-type="float" office:value="5142.1925" calcext:value-type="float">
            <text:p>5,142.19</text:p>
          </table:table-cell>
          <table:table-cell table:style-name="ce39" table:formula="of:=[.S76]*[.S76]*[.U76]/24" office:value-type="float" office:value="134359.992083333" calcext:value-type="float">
            <text:p>134,359.99</text:p>
          </table:table-cell>
          <table:table-cell table:style-name="ce23" table:number-columns-repeated="994"/>
          <table:table-cell table:style-name="ce41" table:number-columns-repeated="5"/>
        </table:table-row>
        <table:table-row table:style-name="ro4">
          <table:table-cell table:style-name="ce26" office:value-type="float" office:value="60" calcext:value-type="float">
            <text:p>60</text:p>
          </table:table-cell>
          <table:table-cell table:style-name="ce32" office:value-type="string" calcext:value-type="string">
            <text:p>Stair</text:p>
          </table:table-cell>
          <table:table-cell table:style-name="ce26" office:value-type="float" office:value="15" calcext:value-type="float">
            <text:p>15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10000" calcext:value-type="float">
            <text:p>10000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24" calcext:value-type="float">
            <text:p>24</text:p>
          </table:table-cell>
          <table:table-cell table:style-name="ce35" office:value-type="float" office:value="70" calcext:value-type="float">
            <text:p>70</text:p>
          </table:table-cell>
          <table:table-cell table:style-name="ce26" office:value-type="float" office:value="15" calcext:value-type="float">
            <text:p>15</text:p>
          </table:table-cell>
          <table:table-cell table:style-name="ce26" office:value-type="string" calcext:value-type="string">
            <text:p>4 Pods – 15s</text:p>
          </table:table-cell>
          <table:table-cell table:style-name="ce26" office:value-type="float" office:value="300" calcext:value-type="float">
            <text:p>300</text:p>
          </table:table-cell>
          <table:table-cell table:style-name="ce26" office:value-type="string" calcext:value-type="string">
            <text:p>4 Pods – 15s</text:p>
          </table:table-cell>
          <table:table-cell table:style-name="ce26" office:value-type="string" calcext:value-type="string">
            <text:p>250m</text:p>
          </table:table-cell>
          <table:table-cell table:style-name="ce26" office:value-type="string" calcext:value-type="string">
            <text:p>512Mi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6" office:value-type="string" calcext:value-type="string">
            <text:p>CPU</text:p>
          </table:table-cell>
          <table:table-cell table:style-name="ce23" office:value-type="float" office:value="19.5" calcext:value-type="float">
            <text:p>19.5</text:p>
          </table:table-cell>
          <table:table-cell table:style-name="ce23" office:value-type="float" office:value="434" calcext:value-type="float">
            <text:p>434</text:p>
          </table:table-cell>
          <table:table-cell table:style-name="ce23" office:value-type="float" office:value="8704" calcext:value-type="float">
            <text:p>8704</text:p>
          </table:table-cell>
          <table:table-cell table:style-name="ce39" table:formula="of:=[.T77]*[.S77]/24" office:value-type="float" office:value="352.625" calcext:value-type="float">
            <text:p>352.63</text:p>
          </table:table-cell>
          <table:table-cell table:style-name="ce39" table:formula="of:=[.S77]*[.U77]/24" office:value-type="float" office:value="7072" calcext:value-type="float">
            <text:p>7,072.00</text:p>
          </table:table-cell>
          <table:table-cell table:style-name="ce39" table:formula="of:=[.S77]*[.S77]*[.T77]/24" office:value-type="float" office:value="6876.1875" calcext:value-type="float">
            <text:p>6,876.19</text:p>
          </table:table-cell>
          <table:table-cell table:style-name="ce39" table:formula="of:=[.S77]*[.S77]*[.U77]/24" office:value-type="float" office:value="137904" calcext:value-type="float">
            <text:p>137,904.00</text:p>
          </table:table-cell>
          <table:table-cell table:style-name="ce23" table:number-columns-repeated="994"/>
          <table:table-cell table:style-name="ce41" table:number-columns-repeated="5"/>
        </table:table-row>
        <table:table-row table:style-name="ro4">
          <table:table-cell table:style-name="ce26" office:value-type="float" office:value="61" calcext:value-type="float">
            <text:p>61</text:p>
          </table:table-cell>
          <table:table-cell table:style-name="ce32" office:value-type="string" calcext:value-type="string">
            <text:p>Stair</text:p>
          </table:table-cell>
          <table:table-cell table:style-name="ce26" office:value-type="float" office:value="15" calcext:value-type="float">
            <text:p>15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10000" calcext:value-type="float">
            <text:p>10000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24" calcext:value-type="float">
            <text:p>24</text:p>
          </table:table-cell>
          <table:table-cell table:style-name="ce34" office:value-type="float" office:value="75" calcext:value-type="float">
            <text:p>75</text:p>
          </table:table-cell>
          <table:table-cell table:style-name="ce26" office:value-type="float" office:value="15" calcext:value-type="float">
            <text:p>15</text:p>
          </table:table-cell>
          <table:table-cell table:style-name="ce26" office:value-type="string" calcext:value-type="string">
            <text:p>4 Pods – 15s</text:p>
          </table:table-cell>
          <table:table-cell table:style-name="ce26" office:value-type="float" office:value="300" calcext:value-type="float">
            <text:p>300</text:p>
          </table:table-cell>
          <table:table-cell table:style-name="ce26" office:value-type="string" calcext:value-type="string">
            <text:p>4 Pods – 15s</text:p>
          </table:table-cell>
          <table:table-cell table:style-name="ce26" office:value-type="string" calcext:value-type="string">
            <text:p>250m</text:p>
          </table:table-cell>
          <table:table-cell table:style-name="ce26" office:value-type="string" calcext:value-type="string">
            <text:p>512Mi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6" office:value-type="string" calcext:value-type="string">
            <text:p>CPU</text:p>
          </table:table-cell>
          <table:table-cell table:style-name="ce23" office:value-type="float" office:value="19.1" calcext:value-type="float">
            <text:p>19.1</text:p>
          </table:table-cell>
          <table:table-cell table:style-name="ce23" office:value-type="float" office:value="631" calcext:value-type="float">
            <text:p>631</text:p>
          </table:table-cell>
          <table:table-cell table:style-name="ce23" office:value-type="float" office:value="10258" calcext:value-type="float">
            <text:p>10258</text:p>
          </table:table-cell>
          <table:table-cell table:style-name="ce39" table:formula="of:=[.T78]*[.S78]/24" office:value-type="float" office:value="502.170833333333" calcext:value-type="float">
            <text:p>502.17</text:p>
          </table:table-cell>
          <table:table-cell table:style-name="ce39" table:formula="of:=[.S78]*[.U78]/24" office:value-type="float" office:value="8163.65833333333" calcext:value-type="float">
            <text:p>8,163.66</text:p>
          </table:table-cell>
          <table:table-cell table:style-name="ce39" table:formula="of:=[.S78]*[.S78]*[.T78]/24" office:value-type="float" office:value="9591.46291666667" calcext:value-type="float">
            <text:p>9,591.46</text:p>
          </table:table-cell>
          <table:table-cell table:style-name="ce39" table:formula="of:=[.S78]*[.S78]*[.U78]/24" office:value-type="float" office:value="155925.874166667" calcext:value-type="float">
            <text:p>155,925.87</text:p>
          </table:table-cell>
          <table:table-cell table:style-name="ce23" table:number-columns-repeated="994"/>
          <table:table-cell table:style-name="ce41" table:number-columns-repeated="5"/>
        </table:table-row>
        <table:table-row table:style-name="ro4">
          <table:table-cell table:style-name="ce26" office:value-type="float" office:value="62" calcext:value-type="float">
            <text:p>62</text:p>
          </table:table-cell>
          <table:table-cell table:style-name="ce32" office:value-type="string" calcext:value-type="string">
            <text:p>Stair</text:p>
          </table:table-cell>
          <table:table-cell table:style-name="ce26" office:value-type="float" office:value="15" calcext:value-type="float">
            <text:p>15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10000" calcext:value-type="float">
            <text:p>10000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24" calcext:value-type="float">
            <text:p>24</text:p>
          </table:table-cell>
          <table:table-cell table:style-name="ce35" office:value-type="float" office:value="80" calcext:value-type="float">
            <text:p>80</text:p>
          </table:table-cell>
          <table:table-cell table:style-name="ce26" office:value-type="float" office:value="15" calcext:value-type="float">
            <text:p>15</text:p>
          </table:table-cell>
          <table:table-cell table:style-name="ce26" office:value-type="string" calcext:value-type="string">
            <text:p>4 Pods – 15s</text:p>
          </table:table-cell>
          <table:table-cell table:style-name="ce26" office:value-type="float" office:value="300" calcext:value-type="float">
            <text:p>300</text:p>
          </table:table-cell>
          <table:table-cell table:style-name="ce26" office:value-type="string" calcext:value-type="string">
            <text:p>4 Pods – 15s</text:p>
          </table:table-cell>
          <table:table-cell table:style-name="ce26" office:value-type="string" calcext:value-type="string">
            <text:p>250m</text:p>
          </table:table-cell>
          <table:table-cell table:style-name="ce26" office:value-type="string" calcext:value-type="string">
            <text:p>512Mi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6" office:value-type="string" calcext:value-type="string">
            <text:p>CPU</text:p>
          </table:table-cell>
          <table:table-cell table:style-name="ce23" office:value-type="float" office:value="18.8" calcext:value-type="float">
            <text:p>18.8</text:p>
          </table:table-cell>
          <table:table-cell table:style-name="ce23" office:value-type="float" office:value="1707" calcext:value-type="float">
            <text:p>1707</text:p>
          </table:table-cell>
          <table:table-cell table:style-name="ce23" office:value-type="float" office:value="14076" calcext:value-type="float">
            <text:p>14076</text:p>
          </table:table-cell>
          <table:table-cell table:style-name="ce39" table:formula="of:=[.T79]*[.S79]/24" office:value-type="float" office:value="1337.15" calcext:value-type="float">
            <text:p>1,337.15</text:p>
          </table:table-cell>
          <table:table-cell table:style-name="ce39" table:formula="of:=[.S79]*[.U79]/24" office:value-type="float" office:value="11026.2" calcext:value-type="float">
            <text:p>11,026.20</text:p>
          </table:table-cell>
          <table:table-cell table:style-name="ce39" table:formula="of:=[.S79]*[.S79]*[.T79]/24" office:value-type="float" office:value="25138.42" calcext:value-type="float">
            <text:p>25,138.42</text:p>
          </table:table-cell>
          <table:table-cell table:style-name="ce39" table:formula="of:=[.S79]*[.S79]*[.U79]/24" office:value-type="float" office:value="207292.56" calcext:value-type="float">
            <text:p>207,292.56</text:p>
          </table:table-cell>
          <table:table-cell table:style-name="ce23" table:number-columns-repeated="994"/>
          <table:table-cell table:style-name="ce41" table:number-columns-repeated="5"/>
        </table:table-row>
        <table:table-row table:style-name="ro4">
          <table:table-cell table:style-name="ce26" office:value-type="float" office:value="63" calcext:value-type="float">
            <text:p>63</text:p>
          </table:table-cell>
          <table:table-cell table:style-name="ce32" office:value-type="string" calcext:value-type="string">
            <text:p>Stair</text:p>
          </table:table-cell>
          <table:table-cell table:style-name="ce26" office:value-type="float" office:value="15" calcext:value-type="float">
            <text:p>15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10000" calcext:value-type="float">
            <text:p>10000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24" calcext:value-type="float">
            <text:p>24</text:p>
          </table:table-cell>
          <table:table-cell table:style-name="ce34" office:value-type="float" office:value="85" calcext:value-type="float">
            <text:p>85</text:p>
          </table:table-cell>
          <table:table-cell table:style-name="ce26" office:value-type="float" office:value="15" calcext:value-type="float">
            <text:p>15</text:p>
          </table:table-cell>
          <table:table-cell table:style-name="ce26" office:value-type="string" calcext:value-type="string">
            <text:p>4 Pods – 15s</text:p>
          </table:table-cell>
          <table:table-cell table:style-name="ce26" office:value-type="float" office:value="300" calcext:value-type="float">
            <text:p>300</text:p>
          </table:table-cell>
          <table:table-cell table:style-name="ce26" office:value-type="string" calcext:value-type="string">
            <text:p>4 Pods – 15s</text:p>
          </table:table-cell>
          <table:table-cell table:style-name="ce26" office:value-type="string" calcext:value-type="string">
            <text:p>250m</text:p>
          </table:table-cell>
          <table:table-cell table:style-name="ce26" office:value-type="string" calcext:value-type="string">
            <text:p>512Mi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6" office:value-type="string" calcext:value-type="string">
            <text:p>CPU</text:p>
          </table:table-cell>
          <table:table-cell table:style-name="ce23" office:value-type="float" office:value="16.6" calcext:value-type="float">
            <text:p>16.6</text:p>
          </table:table-cell>
          <table:table-cell table:style-name="ce23" office:value-type="float" office:value="3491" calcext:value-type="float">
            <text:p>3491</text:p>
          </table:table-cell>
          <table:table-cell table:style-name="ce23" office:value-type="float" office:value="29348" calcext:value-type="float">
            <text:p>29348</text:p>
          </table:table-cell>
          <table:table-cell table:style-name="ce39" table:formula="of:=[.T80]*[.S80]/24" office:value-type="float" office:value="2414.60833333333" calcext:value-type="float">
            <text:p>2,414.61</text:p>
          </table:table-cell>
          <table:table-cell table:style-name="ce39" table:formula="of:=[.S80]*[.U80]/24" office:value-type="float" office:value="20299.0333333333" calcext:value-type="float">
            <text:p>20,299.03</text:p>
          </table:table-cell>
          <table:table-cell table:style-name="ce39" table:formula="of:=[.S80]*[.S80]*[.T80]/24" office:value-type="float" office:value="40082.4983333333" calcext:value-type="float">
            <text:p>40,082.50</text:p>
          </table:table-cell>
          <table:table-cell table:style-name="ce39" table:formula="of:=[.S80]*[.S80]*[.U80]/24" office:value-type="float" office:value="336963.953333333" calcext:value-type="float">
            <text:p>336,963.95</text:p>
          </table:table-cell>
          <table:table-cell table:style-name="ce23" table:number-columns-repeated="994"/>
          <table:table-cell table:style-name="ce41" table:number-columns-repeated="5"/>
        </table:table-row>
        <table:table-row table:style-name="ro4">
          <table:table-cell table:style-name="ce26" office:value-type="float" office:value="64" calcext:value-type="float">
            <text:p>64</text:p>
          </table:table-cell>
          <table:table-cell table:style-name="ce32" office:value-type="string" calcext:value-type="string">
            <text:p>Stair</text:p>
          </table:table-cell>
          <table:table-cell table:style-name="ce26" office:value-type="float" office:value="15" calcext:value-type="float">
            <text:p>15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10000" calcext:value-type="float">
            <text:p>10000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24" calcext:value-type="float">
            <text:p>24</text:p>
          </table:table-cell>
          <table:table-cell table:style-name="ce35" office:value-type="float" office:value="90" calcext:value-type="float">
            <text:p>90</text:p>
          </table:table-cell>
          <table:table-cell table:style-name="ce26" office:value-type="float" office:value="15" calcext:value-type="float">
            <text:p>15</text:p>
          </table:table-cell>
          <table:table-cell table:style-name="ce26" office:value-type="string" calcext:value-type="string">
            <text:p>4 Pods – 15s</text:p>
          </table:table-cell>
          <table:table-cell table:style-name="ce26" office:value-type="float" office:value="300" calcext:value-type="float">
            <text:p>300</text:p>
          </table:table-cell>
          <table:table-cell table:style-name="ce26" office:value-type="string" calcext:value-type="string">
            <text:p>4 Pods – 15s</text:p>
          </table:table-cell>
          <table:table-cell table:style-name="ce26" office:value-type="string" calcext:value-type="string">
            <text:p>250m</text:p>
          </table:table-cell>
          <table:table-cell table:style-name="ce26" office:value-type="string" calcext:value-type="string">
            <text:p>512Mi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6" office:value-type="string" calcext:value-type="string">
            <text:p>CPU</text:p>
          </table:table-cell>
          <table:table-cell table:style-name="ce23" office:value-type="float" office:value="16.3" calcext:value-type="float">
            <text:p>16.3</text:p>
          </table:table-cell>
          <table:table-cell table:style-name="ce23" office:value-type="float" office:value="4567" calcext:value-type="float">
            <text:p>4567</text:p>
          </table:table-cell>
          <table:table-cell table:style-name="ce23" office:value-type="float" office:value="36768" calcext:value-type="float">
            <text:p>36768</text:p>
          </table:table-cell>
          <table:table-cell table:style-name="ce39" table:formula="of:=[.T81]*[.S81]/24" office:value-type="float" office:value="3101.75416666667" calcext:value-type="float">
            <text:p>3,101.75</text:p>
          </table:table-cell>
          <table:table-cell table:style-name="ce39" table:formula="of:=[.S81]*[.U81]/24" office:value-type="float" office:value="24971.6" calcext:value-type="float">
            <text:p>24,971.60</text:p>
          </table:table-cell>
          <table:table-cell table:style-name="ce39" table:formula="of:=[.S81]*[.S81]*[.T81]/24" office:value-type="float" office:value="50558.5929166667" calcext:value-type="float">
            <text:p>50,558.59</text:p>
          </table:table-cell>
          <table:table-cell table:style-name="ce39" table:formula="of:=[.S81]*[.S81]*[.U81]/24" office:value-type="float" office:value="407037.08" calcext:value-type="float">
            <text:p>407,037.08</text:p>
          </table:table-cell>
          <table:table-cell table:style-name="ce23" table:number-columns-repeated="994"/>
          <table:table-cell table:style-name="ce41" table:number-columns-repeated="5"/>
        </table:table-row>
        <table:table-row table:style-name="ro1">
          <table:table-cell table:style-name="ce17" office:value-type="float" office:value="65" calcext:value-type="float">
            <text:p>65</text:p>
          </table:table-cell>
          <table:table-cell table:style-name="ce25" office:value-type="string" calcext:value-type="string">
            <text:p>Random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90" calcext:value-type="float">
            <text:p>90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100% - 15s – 4 Pods – 15s</text:p>
          </table:table-cell>
          <table:table-cell table:style-name="ce8" office:value-type="float" office:value="50" calcext:value-type="float">
            <text:p>50</text:p>
          </table:table-cell>
          <table:table-cell office:value-type="string" calcext:value-type="string">
            <text:p>100% - 15s </text:p>
          </table:table-cell>
          <table:table-cell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table:style-name="Default" table:number-columns-repeated="4"/>
          <table:table-cell office:value-type="float" office:value="3.97" calcext:value-type="float">
            <text:p>3.97</text:p>
          </table:table-cell>
          <table:table-cell office:value-type="float" office:value="7744" calcext:value-type="float">
            <text:p>7744</text:p>
          </table:table-cell>
          <table:table-cell office:value-type="float" office:value="26832" calcext:value-type="float">
            <text:p>26832</text:p>
          </table:table-cell>
          <table:table-cell table:style-name="ce24" table:formula="of:=[.U82]*[.T82]/24" office:value-type="float" office:value="1280.98666666667" calcext:value-type="float">
            <text:p>1,280.99</text:p>
          </table:table-cell>
          <table:table-cell table:style-name="ce24" table:formula="of:=[.T82]*[.V82]/24" office:value-type="float" office:value="4438.46" calcext:value-type="float">
            <text:p>4,438.46</text:p>
          </table:table-cell>
          <table:table-cell table:style-name="ce24" table:formula="of:=[.T82]*[.T82]*[.U82]/24" office:value-type="float" office:value="5085.51706666667" calcext:value-type="float">
            <text:p>5,085.52</text:p>
          </table:table-cell>
          <table:table-cell table:style-name="ce24" table:formula="of:=[.T82]*[.T82]*[.V82]/24" office:value-type="float" office:value="17620.6862" calcext:value-type="float">
            <text:p>17,620.69</text:p>
          </table:table-cell>
          <table:table-cell table:style-name="Default" table:number-columns-repeated="994"/>
          <table:table-cell table:number-columns-repeated="4"/>
        </table:table-row>
        <table:table-row table:style-name="ro1">
          <table:table-cell table:style-name="ce17" office:value-type="float" office:value="66" calcext:value-type="float">
            <text:p>66</text:p>
          </table:table-cell>
          <table:table-cell table:style-name="ce25" office:value-type="string" calcext:value-type="string">
            <text:p>Random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90" calcext:value-type="float">
            <text:p>90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100% - 15s – 4 Pods – 15s</text:p>
          </table:table-cell>
          <table:table-cell table:style-name="ce8" office:value-type="float" office:value="300" calcext:value-type="float">
            <text:p>300</text:p>
          </table:table-cell>
          <table:table-cell office:value-type="string" calcext:value-type="string">
            <text:p>100% - 15s </text:p>
          </table:table-cell>
          <table:table-cell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table:style-name="Default" table:number-columns-repeated="4"/>
          <table:table-cell office:value-type="float" office:value="3.97" calcext:value-type="float">
            <text:p>3.97</text:p>
          </table:table-cell>
          <table:table-cell office:value-type="float" office:value="7744" calcext:value-type="float">
            <text:p>7744</text:p>
          </table:table-cell>
          <table:table-cell office:value-type="float" office:value="26832" calcext:value-type="float">
            <text:p>26832</text:p>
          </table:table-cell>
          <table:table-cell table:style-name="ce24" table:formula="of:=[.U83]*[.T83]/24" office:value-type="float" office:value="1280.98666666667" calcext:value-type="float">
            <text:p>1,280.99</text:p>
          </table:table-cell>
          <table:table-cell table:style-name="ce24" table:formula="of:=[.T83]*[.V83]/24" office:value-type="float" office:value="4438.46" calcext:value-type="float">
            <text:p>4,438.46</text:p>
          </table:table-cell>
          <table:table-cell table:style-name="ce24" table:formula="of:=[.T83]*[.T83]*[.U83]/24" office:value-type="float" office:value="5085.51706666667" calcext:value-type="float">
            <text:p>5,085.52</text:p>
          </table:table-cell>
          <table:table-cell table:style-name="ce24" table:formula="of:=[.T83]*[.T83]*[.V83]/24" office:value-type="float" office:value="17620.6862" calcext:value-type="float">
            <text:p>17,620.69</text:p>
          </table:table-cell>
          <table:table-cell table:style-name="Default" table:number-columns-repeated="994"/>
          <table:table-cell table:number-columns-repeated="4"/>
        </table:table-row>
        <table:table-row table:style-name="ro1">
          <table:table-cell table:style-name="ce17" office:value-type="float" office:value="67" calcext:value-type="float">
            <text:p>67</text:p>
          </table:table-cell>
          <table:table-cell table:style-name="ce25" office:value-type="string" calcext:value-type="string">
            <text:p>Random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90" calcext:value-type="float">
            <text:p>90</text:p>
          </table:table-cell>
          <table:table-cell table:style-name="ce8" office:value-type="float" office:value="45" calcext:value-type="float">
            <text:p>45</text:p>
          </table:table-cell>
          <table:table-cell office:value-type="string" calcext:value-type="string">
            <text:p>100% - 15s – 4 Pods – 15s</text:p>
          </table:table-cell>
          <table:table-cell table:style-name="ce8" office:value-type="float" office:value="50" calcext:value-type="float">
            <text:p>50</text:p>
          </table:table-cell>
          <table:table-cell office:value-type="string" calcext:value-type="string">
            <text:p>100% - 15s </text:p>
          </table:table-cell>
          <table:table-cell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table:style-name="Default" table:number-columns-repeated="4"/>
          <table:table-cell office:value-type="float" office:value="3.97" calcext:value-type="float">
            <text:p>3.97</text:p>
          </table:table-cell>
          <table:table-cell office:value-type="float" office:value="7744" calcext:value-type="float">
            <text:p>7744</text:p>
          </table:table-cell>
          <table:table-cell office:value-type="float" office:value="26832" calcext:value-type="float">
            <text:p>26832</text:p>
          </table:table-cell>
          <table:table-cell table:style-name="ce24" table:formula="of:=[.U84]*[.T84]/24" office:value-type="float" office:value="1280.98666666667" calcext:value-type="float">
            <text:p>1,280.99</text:p>
          </table:table-cell>
          <table:table-cell table:style-name="ce24" table:formula="of:=[.T84]*[.V84]/24" office:value-type="float" office:value="4438.46" calcext:value-type="float">
            <text:p>4,438.46</text:p>
          </table:table-cell>
          <table:table-cell table:style-name="ce24" table:formula="of:=[.T84]*[.T84]*[.U84]/24" office:value-type="float" office:value="5085.51706666667" calcext:value-type="float">
            <text:p>5,085.52</text:p>
          </table:table-cell>
          <table:table-cell table:style-name="ce24" table:formula="of:=[.T84]*[.T84]*[.V84]/24" office:value-type="float" office:value="17620.6862" calcext:value-type="float">
            <text:p>17,620.69</text:p>
          </table:table-cell>
          <table:table-cell table:style-name="Default" table:number-columns-repeated="994"/>
          <table:table-cell table:number-columns-repeated="4"/>
        </table:table-row>
        <table:table-row table:style-name="ro1">
          <table:table-cell table:style-name="ce17" office:value-type="float" office:value="68" calcext:value-type="float">
            <text:p>68</text:p>
          </table:table-cell>
          <table:table-cell table:style-name="ce25" office:value-type="string" calcext:value-type="string">
            <text:p>Random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90" calcext:value-type="float">
            <text:p>90</text:p>
          </table:table-cell>
          <table:table-cell table:style-name="ce8" office:value-type="float" office:value="45" calcext:value-type="float">
            <text:p>45</text:p>
          </table:table-cell>
          <table:table-cell office:value-type="string" calcext:value-type="string">
            <text:p>100% - 15s – 4 Pods – 15s</text:p>
          </table:table-cell>
          <table:table-cell table:style-name="ce8" office:value-type="float" office:value="300" calcext:value-type="float">
            <text:p>300</text:p>
          </table:table-cell>
          <table:table-cell office:value-type="string" calcext:value-type="string">
            <text:p>100% - 15s </text:p>
          </table:table-cell>
          <table:table-cell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table:style-name="Default" table:number-columns-repeated="4"/>
          <table:table-cell office:value-type="float" office:value="3.97" calcext:value-type="float">
            <text:p>3.97</text:p>
          </table:table-cell>
          <table:table-cell office:value-type="float" office:value="7744" calcext:value-type="float">
            <text:p>7744</text:p>
          </table:table-cell>
          <table:table-cell office:value-type="float" office:value="26832" calcext:value-type="float">
            <text:p>26832</text:p>
          </table:table-cell>
          <table:table-cell table:style-name="ce24" table:formula="of:=[.U85]*[.T85]/24" office:value-type="float" office:value="1280.98666666667" calcext:value-type="float">
            <text:p>1,280.99</text:p>
          </table:table-cell>
          <table:table-cell table:style-name="ce24" table:formula="of:=[.T85]*[.V85]/24" office:value-type="float" office:value="4438.46" calcext:value-type="float">
            <text:p>4,438.46</text:p>
          </table:table-cell>
          <table:table-cell table:style-name="ce24" table:formula="of:=[.T85]*[.T85]*[.U85]/24" office:value-type="float" office:value="5085.51706666667" calcext:value-type="float">
            <text:p>5,085.52</text:p>
          </table:table-cell>
          <table:table-cell table:style-name="ce24" table:formula="of:=[.T85]*[.T85]*[.V85]/24" office:value-type="float" office:value="17620.6862" calcext:value-type="float">
            <text:p>17,620.69</text:p>
          </table:table-cell>
          <table:table-cell table:style-name="Default" table:number-columns-repeated="994"/>
          <table:table-cell table:number-columns-repeated="4"/>
        </table:table-row>
        <table:table-row table:style-name="ro1">
          <table:table-cell table:style-name="ce19" office:value-type="float" office:value="69" calcext:value-type="float">
            <text:p>69</text:p>
          </table:table-cell>
          <table:table-cell table:style-name="ce25" office:value-type="string" calcext:value-type="string">
            <text:p>Random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90" calcext:value-type="float">
            <text:p>90</text:p>
          </table:table-cell>
          <table:table-cell table:style-name="ce8" office:value-type="float" office:value="15" calcext:value-type="float">
            <text:p>15</text:p>
          </table:table-cell>
          <table:table-cell office:value-type="string" calcext:value-type="string">
            <text:p>100% - 15s – 4 Pods – 15s</text:p>
          </table:table-cell>
          <table:table-cell table:style-name="ce8" office:value-type="float" office:value="300" calcext:value-type="float">
            <text:p>300</text:p>
          </table:table-cell>
          <table:table-cell office:value-type="string" calcext:value-type="string">
            <text:p>100% - 15s </text:p>
          </table:table-cell>
          <table:table-cell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office:value-type="float" office:value="30" calcext:value-type="float">
            <text:p>30</text:p>
          </table:table-cell>
          <table:table-cell office:value-type="float" office:value="300" calcext:value-type="float">
            <text:p>300</text:p>
          </table:table-cell>
          <table:table-cell office:value-type="float" office:value="1000" calcext:value-type="float">
            <text:p>1000</text:p>
          </table:table-cell>
          <table:table-cell table:style-name="Default"/>
          <table:table-cell office:value-type="float" office:value="3.97" calcext:value-type="float">
            <text:p>3.97</text:p>
          </table:table-cell>
          <table:table-cell office:value-type="float" office:value="7744" calcext:value-type="float">
            <text:p>7744</text:p>
          </table:table-cell>
          <table:table-cell office:value-type="float" office:value="26832" calcext:value-type="float">
            <text:p>26832</text:p>
          </table:table-cell>
          <table:table-cell table:style-name="ce24" table:formula="of:=[.U86]*[.T86]/24" office:value-type="float" office:value="1280.98666666667" calcext:value-type="float">
            <text:p>1,280.99</text:p>
          </table:table-cell>
          <table:table-cell table:style-name="ce24" table:formula="of:=[.T86]*[.V86]/24" office:value-type="float" office:value="4438.46" calcext:value-type="float">
            <text:p>4,438.46</text:p>
          </table:table-cell>
          <table:table-cell table:style-name="ce24" table:formula="of:=[.T86]*[.T86]*[.U86]/24" office:value-type="float" office:value="5085.51706666667" calcext:value-type="float">
            <text:p>5,085.52</text:p>
          </table:table-cell>
          <table:table-cell table:style-name="ce24" table:formula="of:=[.T86]*[.T86]*[.V86]/24" office:value-type="float" office:value="17620.6862" calcext:value-type="float">
            <text:p>17,620.69</text:p>
          </table:table-cell>
          <table:table-cell table:style-name="Default" table:number-columns-repeated="994"/>
          <table:table-cell table:number-columns-repeated="4"/>
        </table:table-row>
        <table:table-row table:style-name="ro1">
          <table:table-cell table:style-name="ce19" office:value-type="float" office:value="69" calcext:value-type="float">
            <text:p>69</text:p>
          </table:table-cell>
          <table:table-cell table:style-name="ce25" office:value-type="string" calcext:value-type="string">
            <text:p>Random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90" calcext:value-type="float">
            <text:p>9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00% - 15s – 4 Pods – 15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100% - 15s </text:p>
          </table:table-cell>
          <table:table-cell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office:value-type="float" office:value="30" calcext:value-type="float">
            <text:p>30</text:p>
          </table:table-cell>
          <table:table-cell office:value-type="float" office:value="300" calcext:value-type="float">
            <text:p>300</text:p>
          </table:table-cell>
          <table:table-cell table:style-name="ce8" office:value-type="float" office:value="1500" calcext:value-type="float">
            <text:p>1500</text:p>
          </table:table-cell>
          <table:table-cell table:style-name="Default"/>
          <table:table-cell office:value-type="float" office:value="3.97" calcext:value-type="float">
            <text:p>3.97</text:p>
          </table:table-cell>
          <table:table-cell office:value-type="float" office:value="7744" calcext:value-type="float">
            <text:p>7744</text:p>
          </table:table-cell>
          <table:table-cell office:value-type="float" office:value="26832" calcext:value-type="float">
            <text:p>26832</text:p>
          </table:table-cell>
          <table:table-cell table:style-name="ce24" table:formula="of:=[.U87]*[.T87]/24" office:value-type="float" office:value="1280.98666666667" calcext:value-type="float">
            <text:p>1,280.99</text:p>
          </table:table-cell>
          <table:table-cell table:style-name="ce24" table:formula="of:=[.T87]*[.V87]/24" office:value-type="float" office:value="4438.46" calcext:value-type="float">
            <text:p>4,438.46</text:p>
          </table:table-cell>
          <table:table-cell table:style-name="ce24" table:formula="of:=[.T87]*[.T87]*[.U87]/24" office:value-type="float" office:value="5085.51706666667" calcext:value-type="float">
            <text:p>5,085.52</text:p>
          </table:table-cell>
          <table:table-cell table:style-name="ce24" table:formula="of:=[.T87]*[.T87]*[.V87]/24" office:value-type="float" office:value="17620.6862" calcext:value-type="float">
            <text:p>17,620.69</text:p>
          </table:table-cell>
          <table:table-cell table:style-name="Default" table:number-columns-repeated="994"/>
          <table:table-cell table:number-columns-repeated="4"/>
        </table:table-row>
        <table:table-row table:style-name="ro1">
          <table:table-cell table:style-name="ce19" office:value-type="float" office:value="70" calcext:value-type="float">
            <text:p>70</text:p>
          </table:table-cell>
          <table:table-cell table:style-name="ce25" office:value-type="string" calcext:value-type="string">
            <text:p>Random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style-name="ce8" office:value-type="float" office:value="75" calcext:value-type="float">
            <text:p>7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00% - 15s – 4 Pods – 15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100% - 15s </text:p>
          </table:table-cell>
          <table:table-cell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office:value-type="float" office:value="30" calcext:value-type="float">
            <text:p>30</text:p>
          </table:table-cell>
          <table:table-cell office:value-type="float" office:value="300" calcext:value-type="float">
            <text:p>300</text:p>
          </table:table-cell>
          <table:table-cell table:style-name="ce8" office:value-type="float" office:value="1000" calcext:value-type="float">
            <text:p>1000</text:p>
          </table:table-cell>
          <table:table-cell table:style-name="Default"/>
          <table:table-cell office:value-type="float" office:value="3.97" calcext:value-type="float">
            <text:p>3.97</text:p>
          </table:table-cell>
          <table:table-cell office:value-type="float" office:value="7744" calcext:value-type="float">
            <text:p>7744</text:p>
          </table:table-cell>
          <table:table-cell office:value-type="float" office:value="26832" calcext:value-type="float">
            <text:p>26832</text:p>
          </table:table-cell>
          <table:table-cell table:style-name="ce24" table:formula="of:=[.U88]*[.T88]/24" office:value-type="float" office:value="1280.98666666667" calcext:value-type="float">
            <text:p>1,280.99</text:p>
          </table:table-cell>
          <table:table-cell table:style-name="ce24" table:formula="of:=[.T88]*[.V88]/24" office:value-type="float" office:value="4438.46" calcext:value-type="float">
            <text:p>4,438.46</text:p>
          </table:table-cell>
          <table:table-cell table:style-name="ce24" table:formula="of:=[.T88]*[.T88]*[.U88]/24" office:value-type="float" office:value="5085.51706666667" calcext:value-type="float">
            <text:p>5,085.52</text:p>
          </table:table-cell>
          <table:table-cell table:style-name="ce24" table:formula="of:=[.T88]*[.T88]*[.V88]/24" office:value-type="float" office:value="17620.6862" calcext:value-type="float">
            <text:p>17,620.69</text:p>
          </table:table-cell>
          <table:table-cell table:style-name="Default" table:number-columns-repeated="994"/>
          <table:table-cell table:number-columns-repeated="4"/>
        </table:table-row>
        <table:table-row table:style-name="ro1">
          <table:table-cell table:number-columns-repeated="1024"/>
        </table:table-row>
        <table:table-row table:style-name="ro1">
          <table:table-cell table:style-name="ce17" office:value-type="string" calcext:value-type="string">
            <text:p>Default: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string" calcext:value-type="string">
            <text:p>100% - 15s – 4 Pods – 15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100% - 15s </text:p>
          </table:table-cell>
          <table:table-cell table:number-columns-repeated="1011"/>
        </table:table-row>
        <table:table-row table:style-name="ro4" table:number-rows-repeated="2">
          <table:table-cell table:style-name="Default" table:number-columns-repeated="1020"/>
          <table:table-cell table:number-columns-repeated="4"/>
        </table:table-row>
        <table:table-row table:style-name="ro1" table:number-rows-repeated="9">
          <table:table-cell table:style-name="Default" table:number-columns-repeated="1020"/>
          <table:table-cell table:number-columns-repeated="4"/>
        </table:table-row>
        <table:table-row table:style-name="ro1" table:number-rows-repeated="104847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1" number:min-decimal-places="1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03T16:52:31.525868616</meta:creation-date>
    <dc:date>2023-08-19T16:58:55.778499822</dc:date>
    <meta:editing-duration>PT16H16M51S</meta:editing-duration>
    <meta:editing-cycles>56</meta:editing-cycles>
    <meta:generator>LibreOffice/7.3.7.2$Linux_X86_64 LibreOffice_project/30$Build-2</meta:generator>
    <meta:document-statistic meta:table-count="1" meta:cell-count="1658" meta:object-count="0"/>
  </office:meta>
</office:document-meta>
</file>